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KIJ Diwani" svg:font-family="'UKIJ Diwani'" style:font-pitch="variable"/>
    <style:font-face style:name="Ubuntu Condensed" svg:font-family="'Ubuntu Condensed'" style:font-pitch="variable"/>
  </office:font-face-decls>
  <office:automatic-styles>
    <style:style style:name="P1"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374a74" officeooo:paragraph-rsid="004e8cf1" style:font-size-asian="12pt" style:language-asian="tr" style:country-asian="TR" style:font-weight-asian="normal" style:font-name-complex="Times New Roman1" style:font-size-complex="12pt" style:font-weight-complex="normal"/>
    </style:style>
    <style:style style:name="P2" style:family="paragraph" style:parent-style-name="Standard">
      <style:paragraph-properties fo:margin-top="0cm" fo:margin-bottom="0cm" style:contextual-spacing="false" style:line-height-at-least="0cm" fo:text-align="justify" style:justify-single-word="false"/>
      <style:text-properties style:font-name="Chilanka" fo:font-size="12pt" fo:font-weight="normal" officeooo:rsid="00c90846" officeooo:paragraph-rsid="00c34356" style:font-size-asian="12pt" style:language-asian="tr" style:country-asian="TR" style:font-weight-asian="normal" style:font-name-complex="Times New Roman1" style:font-size-complex="12pt" style:font-weight-complex="normal"/>
    </style:style>
    <style:style style:name="P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8676e7" officeooo:paragraph-rsid="00d136f4" style:font-size-asian="12pt" style:language-asian="tr" style:country-asian="TR" style:font-weight-asian="normal" style:font-name-complex="Times New Roman1" style:font-size-complex="12pt" style:font-weight-complex="normal"/>
    </style:style>
    <style:style style:name="P4"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5e877f" officeooo:paragraph-rsid="004e8cf1" style:font-size-asian="12pt" style:language-asian="tr" style:country-asian="TR" style:font-weight-asian="bold" style:font-name-complex="Times New Roman1" style:font-size-complex="12pt" style:font-weight-complex="bold"/>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c1baf1" style:font-size-asian="12pt" style:language-asian="tr" style:country-asian="TR" style:font-weight-asian="bold" style:font-name-complex="Times New Roman1" style:font-size-complex="12pt" style:font-weight-complex="bold"/>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b8b0f5" style:font-size-asian="12pt" style:language-asian="tr" style:country-asian="TR" style:font-weight-asian="bold" style:font-name-complex="Times New Roman1" style:font-size-complex="12pt" style:font-weight-complex="bold"/>
    </style:style>
    <style:style style:name="P7"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c1baf1" style:font-size-asian="12pt" style:language-asian="tr" style:country-asian="TR" style:font-weight-asian="bold" style:font-name-complex="Times New Roman1" style:font-size-complex="12pt" style:font-weight-complex="bold"/>
    </style:style>
    <style:style style:name="P8"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45a579" officeooo:paragraph-rsid="00eaa344" style:font-size-asian="12pt" style:language-asian="tr" style:country-asian="TR" style:font-weight-asian="bold" style:font-name-complex="Times New Roman1" style:font-size-complex="12pt" style:font-weight-complex="bold"/>
    </style:style>
    <style:style style:name="P9"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45a579" officeooo:paragraph-rsid="00f1ae08" style:font-size-asian="12pt" style:language-asian="tr" style:country-asian="TR" style:font-weight-asian="bold" style:font-name-complex="Times New Roman1" style:font-size-complex="12pt" style:font-weight-complex="bold"/>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d136f4" style:font-size-asian="12pt" style:language-asian="tr" style:country-asian="TR" style:font-style-asian="italic" style:font-weight-asian="bold" style:font-name-complex="Times New Roman1" style:font-size-complex="12pt"/>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e14d31"/>
    </style:style>
    <style:style style:name="P12"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 style:font-size-complex="11pt" style:font-weight-complex="normal"/>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1" style:font-size-complex="11pt" style:font-weight-complex="normal"/>
    </style:style>
    <style:style style:name="P14"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45a579" officeooo:paragraph-rsid="00eaa344" style:font-size-asian="11pt" style:language-asian="tr" style:country-asian="TR" style:font-weight-asian="normal" style:font-name-complex="Times New Roman1" style:font-size-complex="11pt" style:font-weight-complex="normal"/>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1" style:font-size-complex="11pt"/>
    </style:style>
    <style:style style:name="P16"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1" style:font-size-complex="12pt" style:font-weight-complex="normal"/>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1" style:font-size-complex="12pt" style:font-weight-complex="normal"/>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b8b0f5" officeooo:paragraph-rsid="00d136f4" style:font-size-asian="12pt" style:language-asian="tr" style:country-asian="TR" style:font-weight-asian="normal" style:font-name-complex="Times New Roman1" style:font-size-complex="12pt" style:font-weight-complex="normal"/>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2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1" style:font-size-complex="12pt"/>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1" style:font-size-complex="12pt"/>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c1baf1" officeooo:paragraph-rsid="00c1baf1" style:font-size-asian="12pt" style:font-name-complex="Times New Roman1" style:font-size-complex="12pt"/>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1" style:font-size-complex="12pt"/>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style="italic" style:text-underline-style="solid" style:text-underline-width="auto" style:text-underline-color="font-color" fo:font-weight="bold" officeooo:paragraph-rsid="00d136f4" style:font-size-asian="12pt" style:language-asian="tr" style:country-asian="TR" style:font-style-asian="italic" style:font-weight-asian="bold" style:font-name-complex="Times New Roman1" style:font-size-complex="12pt"/>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officeooo:paragraph-rsid="00e14d31"/>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officeooo:paragraph-rsid="00d136f4"/>
    </style:style>
    <style:style style:name="P31"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32"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1" style:font-size-complex="11pt" style:font-weight-complex="normal"/>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1" style:font-size-complex="11pt" style:font-weight-complex="normal"/>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1" style:font-size-complex="11pt" style:font-weight-complex="normal"/>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8b0f5" officeooo:paragraph-rsid="00b8b0f5" style:font-size-asian="12pt" style:language-asian="tr" style:country-asian="TR" style:font-weight-asian="normal" style:font-name-complex="Times New Roman1" style:font-size-complex="12pt" style:font-weight-complex="normal"/>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8b0f5" officeooo:paragraph-rsid="00d136f4" style:font-size-asian="12pt" style:language-asian="tr" style:country-asian="TR" style:font-weight-asian="normal" style:font-name-complex="Times New Roman1" style:font-size-complex="12pt" style:font-weight-complex="normal"/>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8b0f5" officeooo:paragraph-rsid="00eaa344" style:font-size-asian="12pt" style:language-asian="tr" style:country-asian="TR" style:font-weight-asian="normal" style:font-name-complex="Times New Roman1" style:font-size-complex="12pt" style:font-weight-complex="normal"/>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92e4ba" officeooo:paragraph-rsid="00eaa344" style:font-size-asian="12pt" style:language-asian="tr" style:country-asian="TR" style:font-weight-asian="normal" style:font-name-complex="Times New Roman1" style:font-size-complex="12pt" style:font-weight-complex="normal"/>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style="italic" style:text-underline-style="solid" style:text-underline-width="auto" style:text-underline-color="font-color" fo:font-weight="bold" officeooo:paragraph-rsid="00d136f4" style:font-size-asian="12pt" style:language-asian="tr" style:country-asian="TR" style:font-style-asian="italic" style:font-weight-asian="bold" style:font-name-complex="Times New Roman1"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officeooo:paragraph-rsid="00e14d31"/>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officeooo:paragraph-rsid="00d136f4"/>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455e00" style:font-size-asian="12pt" style:font-size-complex="12pt"/>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275b19" style:font-size-asian="12pt" style:font-size-complex="12pt"/>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298cb2" style:font-size-asian="12pt" style:font-size-complex="12pt"/>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b0e99e" style:font-size-asian="12pt" style:font-size-complex="12pt"/>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4d17d8" style:font-size-asian="12pt" style:font-size-complex="12pt"/>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b1d6f4" style:font-size-asian="12pt" style:font-size-complex="12pt"/>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5192be" style:font-size-asian="12pt" style:font-size-complex="12pt"/>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e71790" style:font-size-asian="12pt" style:font-size-complex="12pt"/>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e8f33b" style:font-size-asian="12pt" style:font-size-complex="12pt"/>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e8f33b" style:font-size-asian="12pt" style:font-size-complex="12pt"/>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56ecfa" style:font-size-asian="12pt" style:font-size-complex="12pt"/>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e8f33b" style:font-size-asian="12pt" style:language-asian="tr" style:country-asian="TR" style:font-name-complex="Times New Roman1" style:font-size-complex="12pt"/>
    </style:style>
    <style:style style:name="P57"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paragraph-rsid="004e8cf1" style:font-size-asian="12pt" style:font-weight-asian="normal" style:font-name-complex="Times New Roman" style:font-size-complex="12pt" style:font-weight-complex="normal"/>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fo:font-weight="normal" officeooo:paragraph-rsid="00e8f33b" style:font-size-asian="12pt" style:font-weight-asian="normal" style:font-size-complex="12pt" style:font-weight-complex="normal"/>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fo:font-weight="normal" officeooo:paragraph-rsid="00e8f33b" style:font-size-asian="12pt" style:language-asian="tr" style:country-asian="TR" style:font-weight-asian="normal" style:font-name-complex="Times New Roman1" style:font-size-complex="12pt" style:font-weight-complex="normal"/>
    </style:style>
    <style:style style:name="P60" style:family="paragraph" style:parent-style-name="Text_20_body_20_indent">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b071a" style:font-size-asian="12pt" style:language-asian="tr" style:country-asian="TR" style:font-style-asian="normal" style:font-weight-asian="normal" style:font-name-complex="Times New Roman1" style:font-size-complex="12pt" style:font-style-complex="normal" style:font-weight-complex="normal"/>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b071a" style:font-size-asian="12pt" style:language-asian="tr" style:country-asian="TR" style:font-style-asian="normal" style:font-weight-asian="normal" style:font-name-complex="Times New Roman1" style:font-size-complex="12pt" style:font-style-complex="normal" style:font-weight-complex="normal"/>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8f33b" style:font-size-asian="12pt" style:language-asian="tr" style:country-asian="TR" style:font-style-asian="normal" style:font-weight-asian="normal" style:font-name-complex="Times New Roman1" style:font-size-complex="12pt" style:font-style-complex="normal" style:font-weight-complex="normal"/>
    </style:style>
    <style:style style:name="P63" style:family="paragraph" style:parent-style-name="List_20_Paragraph">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aa344" style:font-size-asian="12pt" style:language-asian="tr" style:country-asian="TR" style:font-style-asian="normal" style:font-weight-asian="normal" style:font-name-complex="Times New Roman1" style:font-size-complex="12pt" style:font-weight-complex="normal"/>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b071a" style:font-size-asian="12pt" style:language-asian="tr" style:country-asian="TR" style:font-style-asian="normal" style:font-weight-asian="normal" style:font-name-complex="Times New Roman1" style:font-size-complex="12pt" style:font-weight-complex="normal"/>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officeooo:paragraph-rsid="0056ecfa" style:font-size-asian="12pt" style:language-asian="tr" style:country-asian="TR" style:font-style-asian="normal" style:font-name-complex="Times New Roman1" style:font-size-complex="12pt" style:font-weight-complex="normal"/>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italic" style:text-underline-style="solid" style:text-underline-width="auto" style:text-underline-color="font-color" fo:font-weight="bold" officeooo:rsid="00eb071a" officeooo:paragraph-rsid="00eb071a" style:font-size-asian="12pt" style:language-asian="tr" style:country-asian="TR" style:font-style-asian="italic" style:font-weight-asian="bold" style:font-name-complex="Times New Roman1" style:font-size-complex="12pt" style:font-style-complex="italic" style:font-weight-complex="bold"/>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fo:font-style="italic" style:text-underline-style="solid" style:text-underline-width="auto" style:text-underline-color="font-color" fo:font-weight="bold" officeooo:paragraph-rsid="00e8f33b" style:font-size-asian="12pt" style:language-asian="tr" style:country-asian="TR" style:font-style-asian="italic" style:font-weight-asian="bold" style:font-name-complex="Times New Roman1" style:font-size-complex="12pt"/>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fo:font-style="italic" style:text-underline-style="none" fo:font-weight="normal" officeooo:paragraph-rsid="00e8f33b" style:font-size-asian="12pt" style:language-asian="tr" style:country-asian="TR" style:font-style-asian="italic" style:font-weight-asian="normal" style:font-name-complex="Times New Roman1" style:font-size-complex="12pt" style:font-weight-complex="normal"/>
    </style:style>
    <style:style style:name="P69"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buntu Condensed" fo:font-size="12pt" fo:font-weight="bold" officeooo:rsid="002b0bb3" officeooo:paragraph-rsid="002b0bb3" style:font-size-asian="12pt" style:font-weight-asian="bold" style:font-size-complex="12pt" style:font-weight-complex="bold"/>
    </style:style>
    <style:style style:name="P70" style:family="paragraph" style:parent-style-name="Standard">
      <style:paragraph-properties fo:margin-left="0cm" fo:margin-right="0cm" fo:margin-top="0cm" fo:margin-bottom="0cm" style:contextual-spacing="false" style:line-height-at-least="0cm" fo:text-align="end" style:justify-single-word="false" fo:text-indent="0cm" style:auto-text-indent="false" style:writing-mode="page"/>
      <style:text-properties style:font-name="Ubuntu Condensed" fo:font-size="12pt" fo:font-weight="bold" officeooo:rsid="00e8f33b" officeooo:paragraph-rsid="00e8f33b" style:font-size-asian="12pt" style:font-weight-asian="bold" style:font-size-complex="12pt" style:font-weight-complex="bold"/>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style:text-underline-style="none" officeooo:paragraph-rsid="00e8f33b" style:font-size-asian="12pt" style:font-size-complex="12pt"/>
    </style:style>
    <style:style style:name="P72" style:family="paragraph" style:parent-style-name="Footer"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officeooo:rsid="0045a579" officeooo:paragraph-rsid="00eaa344"/>
    </style:style>
    <style:style style:name="P73" style:family="paragraph" style:parent-style-name="Footer"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weight="normal" officeooo:rsid="00276427" officeooo:paragraph-rsid="00f1ae08" style:font-size-asian="12pt" style:language-asian="tr" style:country-asian="TR" style:font-weight-asian="normal" style:font-name-complex="Times New Roman" style:font-size-complex="12pt" style:font-weight-complex="normal"/>
    </style:style>
    <style:style style:name="P74" style:family="paragraph" style:parent-style-name="Footer"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weight="normal" officeooo:rsid="00276427" officeooo:paragraph-rsid="00eaa344" style:font-size-asian="12pt" style:language-asian="tr" style:country-asian="TR" style:font-weight-asian="normal" style:font-name-complex="Times New Roman" style:font-size-complex="12pt" style:font-weight-complex="normal"/>
    </style:style>
    <style:style style:name="P75" style:family="paragraph" style:parent-style-name="Footer"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weight="normal" officeooo:paragraph-rsid="00eb071a" style:font-size-asian="12pt" style:font-weight-asian="normal" style:font-size-complex="12pt" style:font-weight-complex="normal"/>
    </style:style>
    <style:style style:name="P76" style:family="paragraph" style:parent-style-name="Footer"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f1ae08" style:font-size-asian="12pt" style:font-size-complex="12pt"/>
    </style:style>
    <style:style style:name="P77" style:family="paragraph" style:parent-style-name="Footer" style:list-style-name="WWNum3">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45a579" officeooo:paragraph-rsid="00f1ae08" style:font-size-asian="12pt" style:language-asian="tr" style:country-asian="TR" style:font-weight-asian="bold" style:font-name-complex="Times New Roman1" style:font-size-complex="12pt" style:font-weight-complex="bold"/>
    </style:style>
    <style:style style:name="P78"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b071a" style:font-size-asian="12pt" style:language-asian="tr" style:country-asian="TR" style:font-style-asian="normal" style:font-weight-asian="normal" style:font-name-complex="Times New Roman1" style:font-size-complex="12pt" style:font-style-complex="normal" style:font-weight-complex="normal"/>
    </style:style>
    <style:style style:name="P7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e14d31" style:font-size-asian="12pt" style:font-size-complex="12pt"/>
    </style:style>
    <style:style style:name="P80"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455e00" style:font-size-asian="12pt" style:font-size-complex="12pt"/>
    </style:style>
    <style:style style:name="P81"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455e00" style:font-size-asian="12pt" style:language-asian="tr" style:country-asian="TR" style:font-name-complex="Times New Roman1" style:font-size-complex="12pt"/>
    </style:style>
    <style:style style:name="P82" style:family="paragraph" style:parent-style-name="Standard"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b071a" style:font-size-asian="12pt" style:language-asian="tr" style:country-asian="TR" style:font-style-asian="normal" style:font-weight-asian="normal" style:font-name-complex="Times New Roman1" style:font-size-complex="12pt" style:font-style-complex="normal" style:font-weight-complex="normal"/>
    </style:style>
    <style:style style:name="P83" style:family="paragraph" style:parent-style-name="Standard"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b071a" style:font-size-asian="12pt" style:language-asian="tr" style:country-asian="TR" style:font-style-asian="normal" style:font-weight-asian="normal" style:font-name-complex="Times New Roman1" style:font-size-complex="12pt" style:font-weight-complex="normal"/>
    </style:style>
    <style:style style:name="P84" style:family="paragraph" style:parent-style-name="Standard"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e14d31" style:font-size-asian="12pt" style:font-size-complex="12pt"/>
    </style:style>
    <style:style style:name="P85" style:family="paragraph" style:parent-style-name="Standard" style:list-style-name="WWNum3">
      <style:text-properties style:font-name="Ubuntu Condensed" fo:font-size="12pt" officeooo:paragraph-rsid="00eaa344" style:font-size-asian="12pt" style:font-size-complex="12pt"/>
    </style:style>
    <style:style style:name="P86"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1baf1"/>
    </style:style>
    <style:style style:name="P87"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2b0f9"/>
    </style:style>
    <style:style style:name="P88"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5822c"/>
    </style:style>
    <style:style style:name="P89" style:family="paragraph" style:parent-style-name="Standard" style:list-style-name="L1">
      <style:paragraph-properties fo:margin-top="0cm" fo:margin-bottom="0cm" style:contextual-spacing="false" style:line-height-at-least="0cm" fo:text-align="justify" style:justify-single-word="false"/>
      <style:text-properties officeooo:rsid="00c2b0f9" officeooo:paragraph-rsid="00c2b0f9"/>
    </style:style>
    <style:style style:name="P90"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bold" officeooo:rsid="00c2b0f9" officeooo:paragraph-rsid="00c2b0f9" style:font-size-asian="12pt" style:language-asian="tr" style:country-asian="TR" style:font-weight-asian="bold" style:font-name-complex="Times New Roman1" style:font-size-complex="12pt" style:font-weight-complex="bold"/>
    </style:style>
    <style:style style:name="P91"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1baf1" officeooo:paragraph-rsid="00c537e7" style:font-size-asian="12pt" style:language-asian="tr" style:country-asian="TR" style:font-weight-asian="normal" style:font-name-complex="Times New Roman1" style:font-size-complex="12pt" style:font-weight-complex="normal"/>
    </style:style>
    <style:style style:name="P92"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2b0f9" officeooo:paragraph-rsid="00c2b0f9" style:font-size-asian="12pt" style:language-asian="tr" style:country-asian="TR" style:font-weight-asian="normal" style:font-name-complex="Times New Roman1" style:font-size-complex="12pt" style:font-weight-complex="normal"/>
    </style:style>
    <style:style style:name="P93"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34356" officeooo:paragraph-rsid="00c34356" style:font-size-asian="12pt" style:language-asian="tr" style:country-asian="TR" style:font-weight-asian="normal" style:font-name-complex="Times New Roman1" style:font-size-complex="12pt" style:font-weight-complex="normal"/>
    </style:style>
    <style:style style:name="P94"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5d15f" officeooo:paragraph-rsid="00c5d15f" style:font-size-asian="12pt" style:language-asian="tr" style:country-asian="TR" style:font-weight-asian="normal" style:font-name-complex="Times New Roman1" style:font-size-complex="12pt" style:font-weight-complex="normal"/>
    </style:style>
    <style:style style:name="P95" style:family="paragraph" style:parent-style-name="Standard" style:list-style-name="L1">
      <style:paragraph-properties fo:margin-top="0cm" fo:margin-bottom="0cm" style:contextual-spacing="false" style:line-height-at-least="0cm" fo:text-align="justify" style:justify-single-word="false"/>
      <style:text-properties fo:font-weight="bold" officeooo:rsid="00c34356" officeooo:paragraph-rsid="00c5822c" style:font-weight-asian="bold" style:font-weight-complex="bold"/>
    </style:style>
    <style:style style:name="P96" style:family="paragraph" style:parent-style-name="Standard" style:list-style-name="L1">
      <style:paragraph-properties fo:margin-top="0cm" fo:margin-bottom="0cm" style:contextual-spacing="false" style:line-height-at-least="0cm" fo:text-align="justify" style:justify-single-word="false"/>
      <style:text-properties officeooo:rsid="00c34356" officeooo:paragraph-rsid="00c34356"/>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d17d8" style:font-weight-asian="normal" style:font-weight-complex="normal"/>
    </style:style>
    <style:style style:name="T7" style:family="text">
      <style:text-properties fo:font-weight="normal" officeooo:rsid="00c34356" style:font-weight-asian="normal" style:font-weight-complex="normal"/>
    </style:style>
    <style:style style:name="T8" style:family="text">
      <style:text-properties fo:font-weight="normal" style:language-asian="tr" style:country-asian="TR" style:font-weight-asian="normal" style:font-name-complex="Times New Roman1" style:font-weight-complex="normal"/>
    </style:style>
    <style:style style:name="T9" style:family="text">
      <style:text-properties fo:font-weight="normal" officeooo:rsid="00310090" style:language-asian="tr" style:country-asian="TR" style:font-weight-asian="normal" style:font-name-complex="Times New Roman1" style:font-weight-complex="normal"/>
    </style:style>
    <style:style style:name="T10" style:family="text">
      <style:text-properties fo:font-weight="normal" officeooo:rsid="0043c25c" style:language-asian="tr" style:country-asian="TR" style:font-weight-asian="normal" style:font-name-complex="Times New Roman1" style:font-weight-complex="normal"/>
    </style:style>
    <style:style style:name="T11" style:family="text">
      <style:text-properties fo:font-weight="normal" officeooo:rsid="00455e00" style:language-asian="tr" style:country-asian="TR" style:font-weight-asian="normal" style:font-name-complex="Times New Roman1" style:font-weight-complex="normal"/>
    </style:style>
    <style:style style:name="T12" style:family="text">
      <style:text-properties fo:font-weight="normal" officeooo:rsid="0013e64a" style:language-asian="tr" style:country-asian="TR" style:font-weight-asian="normal" style:font-name-complex="Times New Roman1" style:font-weight-complex="normal"/>
    </style:style>
    <style:style style:name="T13" style:family="text">
      <style:text-properties fo:font-weight="normal" officeooo:rsid="003b129e" style:language-asian="tr" style:country-asian="TR" style:font-weight-asian="normal" style:font-name-complex="Times New Roman1" style:font-weight-complex="normal"/>
    </style:style>
    <style:style style:name="T14" style:family="text">
      <style:text-properties fo:font-weight="normal" officeooo:rsid="003d13be" style:language-asian="tr" style:country-asian="TR" style:font-weight-asian="normal" style:font-name-complex="Times New Roman1" style:font-weight-complex="normal"/>
    </style:style>
    <style:style style:name="T15" style:family="text">
      <style:text-properties fo:font-weight="normal" officeooo:rsid="003c9814" style:language-asian="tr" style:country-asian="TR" style:font-weight-asian="normal" style:font-name-complex="Times New Roman1" style:font-weight-complex="normal"/>
    </style:style>
    <style:style style:name="T16" style:family="text">
      <style:text-properties fo:font-weight="normal" officeooo:rsid="004958df" style:language-asian="tr" style:country-asian="TR" style:font-weight-asian="normal" style:font-name-complex="Times New Roman1" style:font-weight-complex="normal"/>
    </style:style>
    <style:style style:name="T17" style:family="text">
      <style:text-properties fo:font-weight="normal" officeooo:rsid="0022f6e7" style:language-asian="tr" style:country-asian="TR" style:font-weight-asian="normal" style:font-name-complex="Times New Roman1" style:font-weight-complex="normal"/>
    </style:style>
    <style:style style:name="T18" style:family="text">
      <style:text-properties fo:font-weight="normal" officeooo:rsid="00d136f4" style:language-asian="tr" style:country-asian="TR" style:font-weight-asian="normal" style:font-name-complex="Times New Roman1" style:font-weight-complex="normal"/>
    </style:style>
    <style:style style:name="T19" style:family="text">
      <style:text-properties fo:font-weight="normal" officeooo:rsid="00d43574" style:language-asian="tr" style:country-asian="TR" style:font-weight-asian="normal" style:font-name-complex="Times New Roman1" style:font-weight-complex="normal"/>
    </style:style>
    <style:style style:name="T20" style:family="text">
      <style:text-properties fo:font-weight="normal" officeooo:rsid="008f180f" style:language-asian="tr" style:country-asian="TR" style:font-weight-asian="normal" style:font-name-complex="Times New Roman1" style:font-weight-complex="normal"/>
    </style:style>
    <style:style style:name="T21" style:family="text">
      <style:text-properties fo:font-weight="normal" officeooo:rsid="007ab96d" style:language-asian="tr" style:country-asian="TR" style:font-weight-asian="normal" style:font-name-complex="Times New Roman1" style:font-weight-complex="normal"/>
    </style:style>
    <style:style style:name="T22" style:family="text">
      <style:text-properties fo:font-weight="normal" officeooo:rsid="00df6fdc" style:language-asian="tr" style:country-asian="TR" style:font-weight-asian="normal" style:font-name-complex="Times New Roman1" style:font-weight-complex="normal"/>
    </style:style>
    <style:style style:name="T23" style:family="text">
      <style:text-properties fo:font-weight="normal" officeooo:rsid="00deb2d1" style:language-asian="tr" style:country-asian="TR" style:font-weight-asian="normal" style:font-name-complex="Times New Roman1" style:font-weight-complex="normal"/>
    </style:style>
    <style:style style:name="T24" style:family="text">
      <style:text-properties fo:font-weight="normal" officeooo:rsid="004e8cf1" style:language-asian="tr" style:country-asian="TR" style:font-weight-asian="normal" style:font-name-complex="Times New Roman1" style:font-weight-complex="normal"/>
    </style:style>
    <style:style style:name="T25" style:family="text">
      <style:text-properties fo:font-weight="normal" officeooo:rsid="003d6035" style:language-asian="tr" style:country-asian="TR" style:font-weight-asian="normal" style:font-name-complex="Times New Roman1" style:font-weight-complex="normal"/>
    </style:style>
    <style:style style:name="T26" style:family="text">
      <style:text-properties fo:font-weight="normal" officeooo:rsid="007e3d08" style:language-asian="tr" style:country-asian="TR" style:font-weight-asian="normal" style:font-name-complex="Times New Roman1" style:font-weight-complex="normal"/>
    </style:style>
    <style:style style:name="T27" style:family="text">
      <style:text-properties fo:font-weight="normal" officeooo:rsid="00875977" style:language-asian="tr" style:country-asian="TR" style:font-weight-asian="normal" style:font-name-complex="Times New Roman1" style:font-weight-complex="normal"/>
    </style:style>
    <style:style style:name="T28" style:family="text">
      <style:text-properties fo:font-weight="normal" officeooo:rsid="00f04c9d" style:language-asian="tr" style:country-asian="TR" style:font-weight-asian="normal" style:font-name-complex="Times New Roman1" style:font-weight-complex="normal"/>
    </style:style>
    <style:style style:name="T29" style:family="text">
      <style:text-properties fo:font-weight="normal" officeooo:rsid="00f190da" style:language-asian="tr" style:country-asian="TR" style:font-weight-asian="normal" style:font-name-complex="Times New Roman1" style:font-weight-complex="normal"/>
    </style:style>
    <style:style style:name="T30" style:family="text">
      <style:text-properties fo:font-weight="normal" officeooo:rsid="00e14d31" style:language-asian="tr" style:country-asian="TR" style:font-weight-asian="normal" style:font-name-complex="Times New Roman1" style:font-weight-complex="normal"/>
    </style:style>
    <style:style style:name="T31" style:family="text">
      <style:text-properties fo:font-weight="normal" style:language-asian="tr" style:country-asian="TR" style:font-weight-asian="normal" style:font-weight-complex="normal"/>
    </style:style>
    <style:style style:name="T32" style:family="text">
      <style:text-properties fo:font-weight="normal" officeooo:rsid="003c3a02" style:language-asian="tr" style:country-asian="TR" style:font-weight-asian="normal" style:font-weight-complex="normal"/>
    </style:style>
    <style:style style:name="T33" style:family="text">
      <style:text-properties fo:font-weight="normal" officeooo:rsid="00374a74" style:language-asian="tr" style:country-asian="TR" style:font-weight-asian="normal" style:font-weight-complex="normal"/>
    </style:style>
    <style:style style:name="T34" style:family="text">
      <style:text-properties fo:font-weight="normal" officeooo:rsid="0014a809" style:language-asian="tr" style:country-asian="TR" style:font-weight-asian="normal" style:font-weight-complex="normal"/>
    </style:style>
    <style:style style:name="T35" style:family="text">
      <style:text-properties fo:font-weight="normal" officeooo:rsid="006fa4e9" style:language-asian="tr" style:country-asian="TR" style:font-weight-asian="normal" style:font-weight-complex="normal"/>
    </style:style>
    <style:style style:name="T36" style:family="text">
      <style:text-properties fo:font-weight="normal" officeooo:rsid="00cc4e8e" style:language-asian="tr" style:country-asian="TR" style:font-weight-asian="normal" style:font-weight-complex="normal"/>
    </style:style>
    <style:style style:name="T37" style:family="text">
      <style:text-properties fo:font-weight="normal" officeooo:rsid="004958df" style:language-asian="tr" style:country-asian="TR" style:font-weight-asian="normal" style:font-name-complex="Tahoma" style:font-weight-complex="normal"/>
    </style:style>
    <style:style style:name="T38" style:family="text">
      <style:text-properties fo:font-weight="normal" officeooo:rsid="00d43574" style:language-asian="tr" style:country-asian="TR" style:font-weight-asian="normal" style:font-name-complex="Tahoma" style:font-weight-complex="normal"/>
    </style:style>
    <style:style style:name="T39" style:family="text">
      <style:text-properties fo:font-weight="normal" officeooo:rsid="00d136f4" style:language-asian="tr" style:country-asian="TR" style:font-weight-asian="normal" style:font-name-complex="Tahoma" style:font-weight-complex="normal"/>
    </style:style>
    <style:style style:name="T40" style:family="text">
      <style:text-properties fo:font-weight="normal" officeooo:rsid="00276427" style:language-asian="tr" style:country-asian="TR" style:font-weight-asian="normal" style:font-name-complex="Times New Roman" style:font-weight-complex="normal"/>
    </style:style>
    <style:style style:name="T41" style:family="text">
      <style:text-properties fo:font-weight="normal" officeooo:rsid="00f1ae08" style:language-asian="tr" style:country-asian="TR" style:font-weight-asian="normal" style:font-name-complex="Times New Roman" style:font-weight-complex="normal"/>
    </style:style>
    <style:style style:name="T42" style:family="text">
      <style:text-properties officeooo:rsid="00172ad1"/>
    </style:style>
    <style:style style:name="T43" style:family="text">
      <style:text-properties officeooo:rsid="00191904"/>
    </style:style>
    <style:style style:name="T44" style:family="text">
      <style:text-properties officeooo:rsid="001b7644"/>
    </style:style>
    <style:style style:name="T45" style:family="text">
      <style:text-properties officeooo:rsid="001cc920"/>
    </style:style>
    <style:style style:name="T46" style:family="text">
      <style:text-properties officeooo:rsid="001e1f00"/>
    </style:style>
    <style:style style:name="T47" style:family="text">
      <style:text-properties fo:font-weight="bold" style:font-weight-asian="bold" style:font-weight-complex="bold"/>
    </style:style>
    <style:style style:name="T48" style:family="text">
      <style:text-properties fo:font-weight="bold" officeooo:rsid="0024c625" style:font-weight-asian="bold" style:font-weight-complex="bold"/>
    </style:style>
    <style:style style:name="T49" style:family="text">
      <style:text-properties fo:font-weight="bold" officeooo:rsid="002572b2" style:font-weight-asian="bold" style:font-weight-complex="bold"/>
    </style:style>
    <style:style style:name="T50" style:family="text">
      <style:text-properties fo:font-weight="bold" officeooo:rsid="00275b19" style:font-weight-asian="bold" style:font-weight-complex="bold"/>
    </style:style>
    <style:style style:name="T51" style:family="text">
      <style:text-properties fo:font-weight="bold" officeooo:rsid="00298cb2" style:font-weight-asian="bold" style:font-weight-complex="bold"/>
    </style:style>
    <style:style style:name="T52" style:family="text">
      <style:text-properties fo:font-weight="bold" officeooo:rsid="002a4e45" style:font-weight-asian="bold" style:font-weight-complex="bold"/>
    </style:style>
    <style:style style:name="T53" style:family="text">
      <style:text-properties fo:font-weight="bold" officeooo:rsid="0043c25c" style:font-weight-asian="bold" style:font-weight-complex="bold"/>
    </style:style>
    <style:style style:name="T54" style:family="text">
      <style:text-properties fo:font-weight="bold" officeooo:rsid="00455e00" style:font-weight-asian="bold" style:font-weight-complex="bold"/>
    </style:style>
    <style:style style:name="T55" style:family="text">
      <style:text-properties fo:font-weight="bold" officeooo:rsid="00a1fb85" style:font-weight-asian="bold" style:font-weight-complex="bold"/>
    </style:style>
    <style:style style:name="T56" style:family="text">
      <style:text-properties fo:font-weight="bold" officeooo:rsid="00cddedd" style:font-weight-asian="bold" style:font-weight-complex="bold"/>
    </style:style>
    <style:style style:name="T57" style:family="text">
      <style:text-properties fo:font-weight="bold" officeooo:rsid="00e14d31" style:font-weight-asian="bold" style:font-weight-complex="bold"/>
    </style:style>
    <style:style style:name="T58" style:family="text">
      <style:text-properties fo:font-weight="bold" officeooo:rsid="00eb071a" style:font-weight-asian="bold" style:font-weight-complex="bold"/>
    </style:style>
    <style:style style:name="T59" style:family="text">
      <style:text-properties fo:font-weight="bold" officeooo:rsid="00d136f4" style:font-weight-asian="bold" style:font-weight-complex="bold"/>
    </style:style>
    <style:style style:name="T60" style:family="text">
      <style:text-properties fo:font-weight="bold" officeooo:rsid="002bcdb2" style:font-weight-asian="bold" style:font-weight-complex="bold"/>
    </style:style>
    <style:style style:name="T61" style:family="text">
      <style:text-properties fo:font-weight="bold" officeooo:rsid="00f04c9d" style:font-weight-asian="bold" style:font-weight-complex="bold"/>
    </style:style>
    <style:style style:name="T62" style:family="text">
      <style:text-properties fo:font-weight="bold" style:font-weight-asian="bold" style:font-name-complex="Times New Roman"/>
    </style:style>
    <style:style style:name="T63" style:family="text">
      <style:text-properties fo:font-weight="bold" officeooo:rsid="00275b19" style:font-weight-asian="bold" style:font-name-complex="Times New Roman" style:font-weight-complex="bold"/>
    </style:style>
    <style:style style:name="T64" style:family="text">
      <style:text-properties fo:font-weight="bold" officeooo:rsid="005192be" style:font-weight-asian="bold" style:font-name-complex="Times New Roman" style:font-weight-complex="bold"/>
    </style:style>
    <style:style style:name="T65" style:family="text">
      <style:text-properties fo:font-weight="bold" officeooo:rsid="002572b2" style:font-weight-asian="bold" style:font-name-complex="Times New Roman" style:font-weight-complex="bold"/>
    </style:style>
    <style:style style:name="T66" style:family="text">
      <style:text-properties fo:font-weight="bold" officeooo:rsid="002572b2" style:font-weight-asian="bold" style:font-name-complex="Times New Roman"/>
    </style:style>
    <style:style style:name="T67" style:family="text">
      <style:text-properties fo:font-weight="bold" officeooo:rsid="0024c625" style:font-weight-asian="bold" style:font-name-complex="Times New Roman"/>
    </style:style>
    <style:style style:name="T68" style:family="text">
      <style:text-properties fo:font-weight="bold" style:language-asian="tr" style:country-asian="TR" style:font-weight-asian="bold" style:font-name-complex="Times New Roman1" style:font-weight-complex="bold"/>
    </style:style>
    <style:style style:name="T69" style:family="text">
      <style:text-properties fo:font-weight="bold" officeooo:rsid="002a4e45" style:language-asian="tr" style:country-asian="TR" style:font-weight-asian="bold" style:font-name-complex="Times New Roman1" style:font-weight-complex="bold"/>
    </style:style>
    <style:style style:name="T70" style:family="text">
      <style:text-properties fo:font-weight="bold" officeooo:rsid="00455e00" style:language-asian="tr" style:country-asian="TR" style:font-weight-asian="bold" style:font-name-complex="Times New Roman1" style:font-weight-complex="bold"/>
    </style:style>
    <style:style style:name="T71" style:family="text">
      <style:text-properties fo:font-weight="bold" officeooo:rsid="002bcdb2" style:language-asian="tr" style:country-asian="TR" style:font-weight-asian="bold" style:font-name-complex="Times New Roman1" style:font-weight-complex="bold"/>
    </style:style>
    <style:style style:name="T72" style:family="text">
      <style:text-properties fo:font-weight="bold" officeooo:rsid="003b129e" style:language-asian="tr" style:country-asian="TR" style:font-weight-asian="bold" style:font-name-complex="Times New Roman1" style:font-weight-complex="bold"/>
    </style:style>
    <style:style style:name="T73" style:family="text">
      <style:text-properties fo:font-weight="bold" officeooo:rsid="00d07306" style:language-asian="tr" style:country-asian="TR" style:font-weight-asian="bold" style:font-name-complex="Times New Roman1" style:font-weight-complex="bold"/>
    </style:style>
    <style:style style:name="T74" style:family="text">
      <style:text-properties fo:font-weight="bold" officeooo:rsid="00d136f4" style:language-asian="tr" style:country-asian="TR" style:font-weight-asian="bold" style:font-name-complex="Times New Roman1" style:font-weight-complex="bold"/>
    </style:style>
    <style:style style:name="T75" style:family="text">
      <style:text-properties fo:font-weight="bold" officeooo:rsid="00d9884f" style:language-asian="tr" style:country-asian="TR" style:font-weight-asian="bold" style:font-name-complex="Times New Roman1" style:font-weight-complex="bold"/>
    </style:style>
    <style:style style:name="T76" style:family="text">
      <style:text-properties fo:font-weight="bold" officeooo:rsid="00df6fdc" style:language-asian="tr" style:country-asian="TR" style:font-weight-asian="bold" style:font-name-complex="Times New Roman1" style:font-weight-complex="bold"/>
    </style:style>
    <style:style style:name="T77" style:family="text">
      <style:text-properties fo:font-weight="bold" officeooo:rsid="00821128" style:language-asian="tr" style:country-asian="TR" style:font-weight-asian="bold" style:font-name-complex="Times New Roman1" style:font-weight-complex="bold"/>
    </style:style>
    <style:style style:name="T78" style:family="text">
      <style:text-properties fo:font-weight="bold" officeooo:rsid="005e4a91" style:language-asian="tr" style:country-asian="TR" style:font-weight-asian="bold" style:font-name-complex="Times New Roman1" style:font-weight-complex="bold"/>
    </style:style>
    <style:style style:name="T79" style:family="text">
      <style:text-properties fo:font-weight="bold" officeooo:rsid="00e14d31" style:language-asian="tr" style:country-asian="TR" style:font-weight-asian="bold" style:font-name-complex="Times New Roman1" style:font-weight-complex="bold"/>
    </style:style>
    <style:style style:name="T80" style:family="text">
      <style:text-properties fo:font-weight="bold" officeooo:rsid="006fa4e9" style:language-asian="tr" style:country-asian="TR" style:font-weight-asian="bold" style:font-name-complex="Times New Roman1" style:font-weight-complex="bold"/>
    </style:style>
    <style:style style:name="T81" style:family="text">
      <style:text-properties fo:font-weight="bold" officeooo:rsid="00e3c204" style:language-asian="tr" style:country-asian="TR" style:font-weight-asian="bold" style:font-name-complex="Times New Roman1" style:font-weight-complex="bold"/>
    </style:style>
    <style:style style:name="T82" style:family="text">
      <style:text-properties fo:font-weight="bold" officeooo:rsid="007ab96d" style:language-asian="tr" style:country-asian="TR" style:font-weight-asian="bold" style:font-name-complex="Times New Roman1" style:font-weight-complex="bold"/>
    </style:style>
    <style:style style:name="T83" style:family="text">
      <style:text-properties fo:font-weight="bold" officeooo:rsid="0078c540" style:language-asian="tr" style:country-asian="TR" style:font-weight-asian="bold" style:font-name-complex="Times New Roman1" style:font-weight-complex="bold"/>
    </style:style>
    <style:style style:name="T84" style:family="text">
      <style:text-properties fo:font-weight="bold" officeooo:rsid="00eb071a" style:language-asian="tr" style:country-asian="TR" style:font-weight-asian="bold" style:font-name-complex="Times New Roman1" style:font-weight-complex="bold"/>
    </style:style>
    <style:style style:name="T85" style:family="text">
      <style:text-properties fo:font-weight="bold" officeooo:rsid="00ecd927" style:language-asian="tr" style:country-asian="TR" style:font-weight-asian="bold" style:font-name-complex="Times New Roman1" style:font-weight-complex="bold"/>
    </style:style>
    <style:style style:name="T86" style:family="text">
      <style:text-properties fo:font-weight="bold" officeooo:rsid="00a1fb85" style:language-asian="tr" style:country-asian="TR" style:font-weight-asian="bold" style:font-name-complex="Times New Roman" style:font-weight-complex="bold"/>
    </style:style>
    <style:style style:name="T87" style:family="text">
      <style:text-properties fo:font-weight="bold" officeooo:rsid="002572b2" style:language-asian="tr" style:country-asian="TR" style:font-weight-asian="bold" style:font-name-complex="Times New Roman" style:font-weight-complex="bold"/>
    </style:style>
    <style:style style:name="T88" style:family="text">
      <style:text-properties fo:font-weight="bold" officeooo:rsid="00eb071a" style:language-asian="tr" style:country-asian="TR" style:font-weight-asian="bold" style:font-name-complex="Times New Roman" style:font-weight-complex="bold"/>
    </style:style>
    <style:style style:name="T89" style:family="text">
      <style:text-properties fo:letter-spacing="0.011cm"/>
    </style:style>
    <style:style style:name="T90" style:family="text">
      <style:text-properties officeooo:rsid="001f62ef"/>
    </style:style>
    <style:style style:name="T91" style:family="text">
      <style:text-properties officeooo:rsid="0023f1ec"/>
    </style:style>
    <style:style style:name="T92" style:family="text">
      <style:text-properties officeooo:rsid="0024c625"/>
    </style:style>
    <style:style style:name="T93" style:family="text">
      <style:text-properties fo:font-style="normal" fo:font-weight="bold" style:font-style-asian="normal" style:font-weight-asian="bold" style:font-name-complex="Times New Roman" style:font-weight-complex="bold"/>
    </style:style>
    <style:style style:name="T94" style:family="text">
      <style:text-properties fo:font-style="normal" fo:font-weight="bold" officeooo:rsid="00172ad1" style:font-style-asian="normal" style:font-weight-asian="bold" style:font-name-complex="Times New Roman" style:font-weight-complex="bold"/>
    </style:style>
    <style:style style:name="T95" style:family="text">
      <style:text-properties fo:font-style="normal" fo:font-weight="bold" officeooo:rsid="002572b2" style:font-style-asian="normal" style:font-weight-asian="bold" style:font-name-complex="Times New Roman" style:font-weight-complex="bold"/>
    </style:style>
    <style:style style:name="T96" style:family="text">
      <style:text-properties fo:font-style="normal" fo:font-weight="bold" officeooo:rsid="00275b19" style:font-style-asian="normal" style:font-weight-asian="bold" style:font-name-complex="Times New Roman" style:font-weight-complex="bold"/>
    </style:style>
    <style:style style:name="T97" style:family="text">
      <style:text-properties fo:font-style="normal" fo:font-weight="bold" style:font-style-asian="normal" style:font-weight-asian="bold" style:font-name-complex="Times New Roman" style:font-weight-complex="normal"/>
    </style:style>
    <style:style style:name="T98" style:family="text">
      <style:text-properties fo:font-style="normal" fo:font-weight="bold" officeooo:rsid="0024c625" style:font-style-asian="normal" style:font-weight-asian="bold" style:font-name-complex="Times New Roman" style:font-weight-complex="normal"/>
    </style:style>
    <style:style style:name="T99" style:family="text">
      <style:text-properties fo:font-style="normal" fo:font-weight="bold" officeooo:rsid="002572b2" style:font-style-asian="normal" style:font-weight-asian="bold" style:font-name-complex="Times New Roman" style:font-weight-complex="normal"/>
    </style:style>
    <style:style style:name="T100" style:family="text">
      <style:text-properties fo:font-style="normal" fo:font-weight="bold" officeooo:rsid="00275b19" style:font-style-asian="normal" style:font-weight-asian="bold" style:font-name-complex="Times New Roman" style:font-weight-complex="normal"/>
    </style:style>
    <style:style style:name="T101" style:family="text">
      <style:text-properties fo:font-style="normal" fo:font-weight="bold" officeooo:rsid="00298cb2" style:font-style-asian="normal" style:font-weight-asian="bold" style:font-name-complex="Times New Roman" style:font-weight-complex="normal"/>
    </style:style>
    <style:style style:name="T102" style:family="text">
      <style:text-properties fo:font-style="normal" fo:font-weight="bold" officeooo:rsid="002a4e45" style:font-style-asian="normal" style:font-weight-asian="bold" style:font-name-complex="Times New Roman" style:font-weight-complex="normal"/>
    </style:style>
    <style:style style:name="T103" style:family="text">
      <style:text-properties fo:font-style="normal" fo:font-weight="bold" officeooo:rsid="00f190da" style:font-style-asian="normal" style:font-weight-asian="bold" style:font-name-complex="Times New Roman" style:font-weight-complex="normal"/>
    </style:style>
    <style:style style:name="T104" style:family="text">
      <style:text-properties fo:font-style="normal" fo:font-weight="bold" officeooo:rsid="002572b2" style:language-asian="tr" style:country-asian="TR" style:font-style-asian="normal" style:font-weight-asian="bold" style:font-name-complex="Times New Roman" style:font-weight-complex="bold"/>
    </style:style>
    <style:style style:name="T105" style:family="text">
      <style:text-properties fo:font-style="normal" fo:font-weight="normal" style:font-style-asian="normal" style:font-weight-asian="normal" style:font-name-complex="Times New Roman" style:font-weight-complex="normal"/>
    </style:style>
    <style:style style:name="T106" style:family="text">
      <style:text-properties fo:font-style="normal" fo:font-weight="normal" officeooo:rsid="00172ad1" style:font-style-asian="normal" style:font-weight-asian="normal" style:font-name-complex="Times New Roman" style:font-weight-complex="normal"/>
    </style:style>
    <style:style style:name="T107" style:family="text">
      <style:text-properties fo:font-style="normal" fo:font-weight="normal" officeooo:rsid="00275b19" style:font-style-asian="normal" style:font-weight-asian="normal" style:font-name-complex="Times New Roman" style:font-weight-complex="normal"/>
    </style:style>
    <style:style style:name="T108" style:family="text">
      <style:text-properties fo:font-style="normal" fo:font-weight="normal" officeooo:rsid="0023f1ec" style:font-style-asian="normal" style:font-weight-asian="normal" style:font-name-complex="Times New Roman" style:font-weight-complex="normal"/>
    </style:style>
    <style:style style:name="T109" style:family="text">
      <style:text-properties fo:font-style="normal" fo:font-weight="normal" officeooo:rsid="0043c25c" style:font-style-asian="normal" style:font-weight-asian="normal" style:font-name-complex="Times New Roman" style:font-weight-complex="normal"/>
    </style:style>
    <style:style style:name="T110" style:family="text">
      <style:text-properties fo:font-style="normal" fo:font-weight="normal" officeooo:rsid="002572b2" style:font-style-asian="normal" style:font-weight-asian="normal" style:font-name-complex="Times New Roman" style:font-weight-complex="normal"/>
    </style:style>
    <style:style style:name="T111" style:family="text">
      <style:text-properties fo:font-style="normal" fo:font-weight="normal" officeooo:rsid="00455e00" style:font-style-asian="normal" style:font-weight-asian="normal" style:font-name-complex="Times New Roman" style:font-weight-complex="normal"/>
    </style:style>
    <style:style style:name="T112" style:family="text">
      <style:text-properties fo:font-style="normal" fo:font-weight="normal" officeooo:rsid="0047d350" style:font-style-asian="normal" style:font-weight-asian="normal" style:font-name-complex="Times New Roman" style:font-weight-complex="normal"/>
    </style:style>
    <style:style style:name="T113" style:family="text">
      <style:text-properties fo:font-style="normal" fo:font-weight="normal" officeooo:rsid="007390b8" style:font-style-asian="normal" style:font-weight-asian="normal" style:font-name-complex="Times New Roman" style:font-weight-complex="normal"/>
    </style:style>
    <style:style style:name="T114" style:family="text">
      <style:text-properties fo:font-style="normal" fo:font-weight="normal" officeooo:rsid="00d07306" style:font-style-asian="normal" style:font-weight-asian="normal" style:font-name-complex="Times New Roman" style:font-weight-complex="normal"/>
    </style:style>
    <style:style style:name="T115" style:family="text">
      <style:text-properties fo:font-style="normal" fo:font-weight="normal" officeooo:rsid="00e3c204" style:font-style-asian="normal" style:font-weight-asian="normal" style:font-name-complex="Times New Roman" style:font-weight-complex="normal"/>
    </style:style>
    <style:style style:name="T116" style:family="text">
      <style:text-properties fo:font-style="normal" fo:font-weight="normal" officeooo:rsid="00f1efa9" style:font-style-asian="normal" style:font-weight-asian="normal" style:font-name-complex="Times New Roman" style:font-weight-complex="normal"/>
    </style:style>
    <style:style style:name="T117" style:family="text">
      <style:text-properties fo:font-style="normal" fo:font-weight="normal" officeooo:rsid="00f24bb6" style:font-style-asian="normal" style:font-weight-asian="normal" style:font-name-complex="Times New Roman" style:font-weight-complex="normal"/>
    </style:style>
    <style:style style:name="T118" style:family="text">
      <style:text-properties fo:font-style="normal" fo:font-weight="normal" officeooo:rsid="00e340bf" style:language-asian="tr" style:country-asian="TR" style:font-style-asian="normal" style:font-weight-asian="normal" style:font-name-complex="Times New Roman1" style:font-style-complex="italic" style:font-weight-complex="normal"/>
    </style:style>
    <style:style style:name="T119" style:family="text">
      <style:text-properties fo:font-style="normal" fo:font-weight="normal" officeooo:rsid="00d136f4" style:language-asian="tr" style:country-asian="TR" style:font-style-asian="normal" style:font-weight-asian="normal" style:font-name-complex="Times New Roman1" style:font-style-complex="italic" style:font-weight-complex="normal"/>
    </style:style>
    <style:style style:name="T120" style:family="text">
      <style:text-properties fo:font-style="normal" fo:font-weight="normal" officeooo:rsid="007e3d08" style:language-asian="tr" style:country-asian="TR" style:font-style-asian="normal" style:font-weight-asian="normal" style:font-name-complex="Times New Roman1" style:font-style-complex="italic" style:font-weight-complex="normal"/>
    </style:style>
    <style:style style:name="T121" style:family="text">
      <style:text-properties fo:font-style="normal" style:font-style-asian="normal" style:font-name-complex="Times New Roman" style:font-weight-complex="normal"/>
    </style:style>
    <style:style style:name="T122" style:family="text">
      <style:text-properties fo:font-style="normal" officeooo:rsid="00172ad1" style:font-style-asian="normal" style:font-name-complex="Times New Roman" style:font-weight-complex="normal"/>
    </style:style>
    <style:style style:name="T123" style:family="text">
      <style:text-properties fo:font-style="normal" officeooo:rsid="00275b19" style:font-style-asian="normal" style:font-name-complex="Times New Roman" style:font-weight-complex="normal"/>
    </style:style>
    <style:style style:name="T124" style:family="text">
      <style:text-properties fo:font-style="normal" officeooo:rsid="0024c625" style:font-style-asian="normal" style:font-name-complex="Times New Roman" style:font-weight-complex="normal"/>
    </style:style>
    <style:style style:name="T125" style:family="text">
      <style:text-properties fo:font-style="normal" officeooo:rsid="0043c25c" style:font-style-asian="normal" style:font-name-complex="Times New Roman" style:font-weight-complex="normal"/>
    </style:style>
    <style:style style:name="T126" style:family="text">
      <style:text-properties fo:font-style="normal" style:font-style-asian="normal" style:font-style-complex="normal"/>
    </style:style>
    <style:style style:name="T127" style:family="text">
      <style:text-properties fo:font-style="normal" officeooo:rsid="00248930" style:font-style-asian="normal" style:font-style-complex="normal"/>
    </style:style>
    <style:style style:name="T128" style:family="text">
      <style:text-properties fo:font-style="normal" style:language-asian="tr" style:country-asian="TR" style:font-style-asian="normal" style:font-name-complex="Times New Roman1" style:font-weight-complex="normal"/>
    </style:style>
    <style:style style:name="T129" style:family="text">
      <style:text-properties fo:font-style="normal" officeooo:rsid="00443595" style:language-asian="tr" style:country-asian="TR" style:font-style-asian="normal" style:font-name-complex="Times New Roman1" style:font-weight-complex="normal"/>
    </style:style>
    <style:style style:name="T130" style:family="text">
      <style:text-properties fo:font-style="normal" officeooo:rsid="003d13be" style:language-asian="tr" style:country-asian="TR" style:font-style-asian="normal" style:font-name-complex="Times New Roman1" style:font-weight-complex="normal"/>
    </style:style>
    <style:style style:name="T131" style:family="text">
      <style:text-properties fo:font-style="normal" officeooo:rsid="003b129e" style:language-asian="tr" style:country-asian="TR" style:font-style-asian="normal" style:font-name-complex="Times New Roman1" style:font-weight-complex="normal"/>
    </style:style>
    <style:style style:name="T132" style:family="text">
      <style:text-properties fo:font-style="normal" officeooo:rsid="003c9814" style:language-asian="tr" style:country-asian="TR" style:font-style-asian="normal" style:font-name-complex="Times New Roman1" style:font-weight-complex="normal"/>
    </style:style>
    <style:style style:name="T133" style:family="text">
      <style:text-properties fo:font-style="normal" officeooo:rsid="0056ecfa" style:language-asian="tr" style:country-asian="TR" style:font-style-asian="normal" style:font-name-complex="Times New Roman1" style:font-weight-complex="normal"/>
    </style:style>
    <style:style style:name="T134" style:family="text">
      <style:text-properties fo:font-style="normal" style:text-underline-style="none" fo:font-weight="normal" officeooo:rsid="0078c540" style:language-asian="tr" style:country-asian="TR" style:font-style-asian="normal" style:font-weight-asian="normal" style:font-name-complex="Times New Roman1" style:font-style-complex="italic" style:font-weight-complex="normal"/>
    </style:style>
    <style:style style:name="T135" style:family="text">
      <style:text-properties fo:language="tr" fo:country="TR" fo:font-weight="bold" style:font-weight-asian="bold" style:font-name-complex="Times New Roman"/>
    </style:style>
    <style:style style:name="T136" style:family="text">
      <style:text-properties fo:language="tr" fo:country="TR" fo:font-weight="bold" style:font-weight-asian="bold" style:font-name-complex="Times New Roman" style:font-weight-complex="bold"/>
    </style:style>
    <style:style style:name="T137" style:family="text">
      <style:text-properties fo:language="tr" fo:country="TR" fo:font-weight="bold" officeooo:rsid="0024c625" style:font-weight-asian="bold" style:font-name-complex="Times New Roman" style:font-weight-complex="bold"/>
    </style:style>
    <style:style style:name="T138" style:family="text">
      <style:text-properties fo:language="tr" fo:country="TR" fo:font-weight="bold" officeooo:rsid="0043c25c" style:font-weight-asian="bold" style:font-name-complex="Times New Roman" style:font-weight-complex="bold"/>
    </style:style>
    <style:style style:name="T139" style:family="text">
      <style:text-properties fo:language="tr" fo:country="TR" style:font-name-complex="Times New Roman"/>
    </style:style>
    <style:style style:name="T140" style:family="text">
      <style:text-properties fo:language="tr" fo:country="TR" officeooo:rsid="00172ad1" style:font-name-complex="Times New Roman"/>
    </style:style>
    <style:style style:name="T141" style:family="text">
      <style:text-properties fo:language="tr" fo:country="TR" officeooo:rsid="0043c25c" style:font-name-complex="Times New Roman"/>
    </style:style>
    <style:style style:name="T142" style:family="text">
      <style:text-properties fo:language="tr" fo:country="TR" officeooo:rsid="004c1294" style:font-name-complex="Times New Roman"/>
    </style:style>
    <style:style style:name="T143" style:family="text">
      <style:text-properties fo:language="tr" fo:country="TR" officeooo:rsid="00b0e99e" style:font-name-complex="Times New Roman"/>
    </style:style>
    <style:style style:name="T144" style:family="text">
      <style:text-properties style:language-asian="tr" style:country-asian="TR" style:font-name-complex="Times New Roman1"/>
    </style:style>
    <style:style style:name="T145" style:family="text">
      <style:text-properties officeooo:rsid="002bcdb2" style:language-asian="tr" style:country-asian="TR" style:font-name-complex="Times New Roman1"/>
    </style:style>
    <style:style style:name="T146" style:family="text">
      <style:text-properties officeooo:rsid="0033b636" style:language-asian="tr" style:country-asian="TR" style:font-name-complex="Times New Roman1"/>
    </style:style>
    <style:style style:name="T147" style:family="text">
      <style:text-properties officeooo:rsid="003aa60a" style:language-asian="tr" style:country-asian="TR" style:font-name-complex="Times New Roman1"/>
    </style:style>
    <style:style style:name="T148" style:family="text">
      <style:text-properties officeooo:rsid="0013e64a" style:language-asian="tr" style:country-asian="TR" style:font-name-complex="Times New Roman1"/>
    </style:style>
    <style:style style:name="T149" style:family="text">
      <style:text-properties officeooo:rsid="003b129e" style:language-asian="tr" style:country-asian="TR" style:font-name-complex="Times New Roman1"/>
    </style:style>
    <style:style style:name="T150" style:family="text">
      <style:text-properties officeooo:rsid="0022f6e7" style:language-asian="tr" style:country-asian="TR" style:font-name-complex="Times New Roman1"/>
    </style:style>
    <style:style style:name="T151" style:family="text">
      <style:text-properties officeooo:rsid="003c9814" style:language-asian="tr" style:country-asian="TR" style:font-name-complex="Times New Roman1"/>
    </style:style>
    <style:style style:name="T152" style:family="text">
      <style:text-properties officeooo:rsid="003d13be" style:language-asian="tr" style:country-asian="TR" style:font-name-complex="Times New Roman1"/>
    </style:style>
    <style:style style:name="T153" style:family="text">
      <style:text-properties officeooo:rsid="003d6035" style:language-asian="tr" style:country-asian="TR" style:font-name-complex="Times New Roman1"/>
    </style:style>
    <style:style style:name="T154" style:family="text">
      <style:text-properties officeooo:rsid="00467d30" style:language-asian="tr" style:country-asian="TR" style:font-name-complex="Times New Roman1"/>
    </style:style>
    <style:style style:name="T155" style:family="text">
      <style:text-properties officeooo:rsid="004958df" style:language-asian="tr" style:country-asian="TR" style:font-name-complex="Times New Roman1"/>
    </style:style>
    <style:style style:name="T156" style:family="text">
      <style:text-properties officeooo:rsid="004e8cf1" style:language-asian="tr" style:country-asian="TR" style:font-name-complex="Times New Roman1"/>
    </style:style>
    <style:style style:name="T157" style:family="text">
      <style:text-properties officeooo:rsid="00455e00" style:language-asian="tr" style:country-asian="TR" style:font-name-complex="Times New Roman1"/>
    </style:style>
    <style:style style:name="T158" style:family="text">
      <style:text-properties officeooo:rsid="0047d350" style:language-asian="tr" style:country-asian="TR" style:font-name-complex="Times New Roman1"/>
    </style:style>
    <style:style style:name="T159" style:family="text">
      <style:text-properties officeooo:rsid="0016608b" style:language-asian="tr" style:country-asian="TR" style:font-name-complex="Times New Roman1"/>
    </style:style>
    <style:style style:name="T160" style:family="text">
      <style:text-properties officeooo:rsid="00348da0" style:language-asian="tr" style:country-asian="TR" style:font-name-complex="Times New Roman1"/>
    </style:style>
    <style:style style:name="T161" style:family="text">
      <style:text-properties officeooo:rsid="006bae34" style:language-asian="tr" style:country-asian="TR" style:font-name-complex="Times New Roman1"/>
    </style:style>
    <style:style style:name="T162" style:family="text">
      <style:text-properties officeooo:rsid="008f180f" style:language-asian="tr" style:country-asian="TR" style:font-name-complex="Times New Roman1"/>
    </style:style>
    <style:style style:name="T163" style:family="text">
      <style:text-properties officeooo:rsid="0097ef5f" style:language-asian="tr" style:country-asian="TR" style:font-name-complex="Times New Roman1"/>
    </style:style>
    <style:style style:name="T164" style:family="text">
      <style:text-properties officeooo:rsid="002b0bb3" style:language-asian="tr" style:country-asian="TR" style:font-name-complex="Times New Roman1"/>
    </style:style>
    <style:style style:name="T165" style:family="text">
      <style:text-properties officeooo:rsid="001ab6fb" style:language-asian="tr" style:country-asian="TR" style:font-name-complex="Times New Roman1"/>
    </style:style>
    <style:style style:name="T166" style:family="text">
      <style:text-properties officeooo:rsid="00875977" style:language-asian="tr" style:country-asian="TR" style:font-name-complex="Times New Roman1"/>
    </style:style>
    <style:style style:name="T167" style:family="text">
      <style:text-properties officeooo:rsid="00512536" style:language-asian="tr" style:country-asian="TR" style:font-name-complex="Times New Roman1"/>
    </style:style>
    <style:style style:name="T168" style:family="text">
      <style:text-properties officeooo:rsid="0013588f" style:language-asian="tr" style:country-asian="TR" style:font-name-complex="Times New Roman1"/>
    </style:style>
    <style:style style:name="T169" style:family="text">
      <style:text-properties officeooo:rsid="00443595" style:language-asian="tr" style:country-asian="TR" style:font-name-complex="Times New Roman1"/>
    </style:style>
    <style:style style:name="T170" style:family="text">
      <style:text-properties officeooo:rsid="008676e7" style:language-asian="tr" style:country-asian="TR" style:font-name-complex="Times New Roman1"/>
    </style:style>
    <style:style style:name="T171" style:family="text">
      <style:text-properties officeooo:rsid="003c3a02" style:language-asian="tr" style:country-asian="TR" style:font-name-complex="Times New Roman1"/>
    </style:style>
    <style:style style:name="T172" style:family="text">
      <style:text-properties officeooo:rsid="00df6fdc" style:language-asian="tr" style:country-asian="TR" style:font-name-complex="Times New Roman1"/>
    </style:style>
    <style:style style:name="T173" style:family="text">
      <style:text-properties officeooo:rsid="0092e4ba" style:language-asian="tr" style:country-asian="TR" style:font-name-complex="Times New Roman1"/>
    </style:style>
    <style:style style:name="T174" style:family="text">
      <style:text-properties officeooo:rsid="009665e6" style:language-asian="tr" style:country-asian="TR" style:font-name-complex="Times New Roman1"/>
    </style:style>
    <style:style style:name="T175" style:family="text">
      <style:text-properties officeooo:rsid="009100a2" style:language-asian="tr" style:country-asian="TR" style:font-name-complex="Times New Roman1"/>
    </style:style>
    <style:style style:name="T176" style:family="text">
      <style:text-properties officeooo:rsid="0014c035" style:language-asian="tr" style:country-asian="TR" style:font-name-complex="Times New Roman1"/>
    </style:style>
    <style:style style:name="T177" style:family="text">
      <style:text-properties officeooo:rsid="004a1f33" style:language-asian="tr" style:country-asian="TR" style:font-name-complex="Times New Roman1"/>
    </style:style>
    <style:style style:name="T178" style:family="text">
      <style:text-properties officeooo:rsid="007c8eb0" style:language-asian="tr" style:country-asian="TR" style:font-name-complex="Times New Roman1"/>
    </style:style>
    <style:style style:name="T179" style:family="text">
      <style:text-properties officeooo:rsid="005e4a91" style:language-asian="tr" style:country-asian="TR" style:font-name-complex="Times New Roman1"/>
    </style:style>
    <style:style style:name="T180" style:family="text">
      <style:text-properties officeooo:rsid="00821128" style:language-asian="tr" style:country-asian="TR" style:font-name-complex="Times New Roman1"/>
    </style:style>
    <style:style style:name="T181" style:family="text">
      <style:text-properties officeooo:rsid="00e14d31" style:language-asian="tr" style:country-asian="TR" style:font-name-complex="Times New Roman1"/>
    </style:style>
    <style:style style:name="T182" style:family="text">
      <style:text-properties officeooo:rsid="00eb071a" style:language-asian="tr" style:country-asian="TR" style:font-name-complex="Times New Roman1"/>
    </style:style>
    <style:style style:name="T183" style:family="text">
      <style:text-properties officeooo:rsid="00ecd927" style:language-asian="tr" style:country-asian="TR" style:font-name-complex="Times New Roman1"/>
    </style:style>
    <style:style style:name="T184" style:family="text">
      <style:text-properties officeooo:rsid="00f04c9d" style:language-asian="tr" style:country-asian="TR" style:font-name-complex="Times New Roman1"/>
    </style:style>
    <style:style style:name="T185" style:family="text">
      <style:text-properties officeooo:rsid="00f1ae08" style:language-asian="tr" style:country-asian="TR" style:font-name-complex="Times New Roman1"/>
    </style:style>
    <style:style style:name="T186" style:family="text">
      <style:text-properties style:language-asian="tr" style:country-asian="TR" style:font-name-complex="Tahoma"/>
    </style:style>
    <style:style style:name="T187" style:family="text">
      <style:text-properties officeooo:rsid="003b129e" style:language-asian="tr" style:country-asian="TR" style:font-name-complex="Tahoma"/>
    </style:style>
    <style:style style:name="T188" style:family="text">
      <style:text-properties officeooo:rsid="004958df" style:language-asian="tr" style:country-asian="TR" style:font-name-complex="Tahoma"/>
    </style:style>
    <style:style style:name="T189" style:family="text">
      <style:text-properties officeooo:rsid="006bae34" style:language-asian="tr" style:country-asian="TR" style:font-name-complex="Tahoma"/>
    </style:style>
    <style:style style:name="T190" style:family="text">
      <style:text-properties officeooo:rsid="00374a74" style:language-asian="tr" style:country-asian="TR"/>
    </style:style>
    <style:style style:name="T191" style:family="text">
      <style:text-properties officeooo:rsid="0014a809" style:language-asian="tr" style:country-asian="TR"/>
    </style:style>
    <style:style style:name="T192" style:family="text">
      <style:text-properties officeooo:rsid="00a1fb85" style:language-asian="tr" style:country-asian="TR" style:font-name-complex="Times New Roman"/>
    </style:style>
    <style:style style:name="T193" style:family="text">
      <style:text-properties officeooo:rsid="0075a0c7" style:language-asian="tr" style:country-asian="TR" style:font-name-complex="Times New Roman"/>
    </style:style>
    <style:style style:name="T194" style:family="text">
      <style:text-properties officeooo:rsid="00443595" style:language-asian="tr" style:country-asian="TR" style:font-name-complex="Times New Roman"/>
    </style:style>
    <style:style style:name="T195" style:family="text">
      <style:text-properties officeooo:rsid="0097ef5f" style:language-asian="tr" style:country-asian="TR" style:font-name-complex="Times New Roman"/>
    </style:style>
    <style:style style:name="T196" style:family="text">
      <style:text-properties officeooo:rsid="00347560"/>
    </style:style>
    <style:style style:name="T197" style:family="text">
      <style:text-properties officeooo:rsid="0043c25c"/>
    </style:style>
    <style:style style:name="T198" style:family="text">
      <style:text-properties officeooo:rsid="00443595"/>
    </style:style>
    <style:style style:name="T199" style:family="text">
      <style:text-properties officeooo:rsid="0047d350"/>
    </style:style>
    <style:style style:name="T200" style:family="text">
      <style:text-properties fo:font-style="italic" style:text-underline-style="solid" style:text-underline-width="auto" style:text-underline-color="font-color" fo:font-weight="bold" style:font-style-asian="italic" style:font-weight-asian="bold"/>
    </style:style>
    <style:style style:name="T20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2"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203"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204"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205" style:family="text">
      <style:text-properties fo:font-style="italic" style:text-underline-style="solid" style:text-underline-width="auto" style:text-underline-color="font-color" fo:font-weight="bold" officeooo:rsid="00eb071a" style:language-asian="tr" style:country-asian="TR" style:font-style-asian="italic" style:font-weight-asian="bold" style:font-name-complex="Times New Roman1"/>
    </style:style>
    <style:style style:name="T206" style:family="text">
      <style:text-properties fo:font-style="italic" fo:font-weight="bold" style:language-asian="tr" style:country-asian="TR" style:font-style-asian="italic" style:font-weight-asian="bold" style:font-name-complex="Times New Roman1"/>
    </style:style>
    <style:style style:name="T207" style:family="text">
      <style:text-properties fo:font-style="italic" fo:font-weight="normal" style:language-asian="tr" style:country-asian="TR" style:font-style-asian="italic" style:font-weight-asian="normal" style:font-name-complex="Times New Roman1" style:font-style-complex="italic" style:font-weight-complex="normal"/>
    </style:style>
    <style:style style:name="T208"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209" style:family="text">
      <style:text-properties fo:font-style="italic" fo:font-weight="normal" style:language-asian="tr" style:country-asian="TR" style:font-style-asian="italic" style:font-weight-asian="normal" style:font-name-complex="Times New Roman1" style:font-weight-complex="normal"/>
    </style:style>
    <style:style style:name="T210"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211" style:family="text">
      <style:text-properties fo:font-style="italic" fo:font-weight="normal" officeooo:rsid="007390b8" style:font-style-asian="italic" style:font-weight-asian="normal" style:font-name-complex="Times New Roman" style:font-style-complex="italic" style:font-weight-complex="normal"/>
    </style:style>
    <style:style style:name="T212" style:family="text">
      <style:text-properties fo:font-style="italic" style:font-style-asian="italic" style:font-style-complex="italic"/>
    </style:style>
    <style:style style:name="T213" style:family="text">
      <style:text-properties fo:font-style="italic" style:language-asian="tr" style:country-asian="TR" style:font-style-asian="italic" style:font-name-complex="Times New Roman1" style:font-style-complex="italic"/>
    </style:style>
    <style:style style:name="T214" style:family="text">
      <style:text-properties fo:font-style="italic" officeooo:rsid="003b129e" style:language-asian="tr" style:country-asian="TR" style:font-style-asian="italic" style:font-name-complex="Times New Roman1" style:font-style-complex="italic"/>
    </style:style>
    <style:style style:name="T215" style:family="text">
      <style:text-properties fo:font-style="italic" officeooo:rsid="0047d350" style:language-asian="tr" style:country-asian="TR" style:font-style-asian="italic" style:font-name-complex="Times New Roman1" style:font-style-complex="italic"/>
    </style:style>
    <style:style style:name="T216" style:family="text">
      <style:text-properties fo:font-style="italic" officeooo:rsid="005915ab" style:language-asian="tr" style:country-asian="TR" style:font-style-asian="italic" style:font-name-complex="Times New Roman1" style:font-style-complex="italic"/>
    </style:style>
    <style:style style:name="T217" style:family="text">
      <style:text-properties fo:font-style="italic" officeooo:rsid="00e8f33b" style:language-asian="tr" style:country-asian="TR" style:font-style-asian="italic" style:font-name-complex="Times New Roman1" style:font-style-complex="italic"/>
    </style:style>
    <style:style style:name="T218" style:family="text">
      <style:text-properties fo:font-style="italic" officeooo:rsid="00821128" style:language-asian="tr" style:country-asian="TR" style:font-style-asian="italic" style:font-name-complex="Times New Roman1" style:font-style-complex="italic"/>
    </style:style>
    <style:style style:name="T219" style:family="text">
      <style:text-properties fo:font-style="italic" style:text-underline-style="none" fo:font-weight="bold" style:language-asian="tr" style:country-asian="TR" style:font-style-asian="italic" style:font-weight-asian="bold" style:font-name-complex="Times New Roman1"/>
    </style:style>
    <style:style style:name="T220"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221" style:family="text">
      <style:text-properties fo:font-style="italic" style:text-underline-style="none" fo:font-weight="bold" officeooo:rsid="0047d350" style:language-asian="tr" style:country-asian="TR" style:font-style-asian="italic" style:font-weight-asian="bold" style:font-name-complex="Times New Roman1" style:font-style-complex="italic"/>
    </style:style>
    <style:style style:name="T222" style:family="text">
      <style:text-properties fo:font-style="italic" style:text-underline-style="none" fo:font-weight="bold" officeooo:rsid="00eb071a" style:language-asian="tr" style:country-asian="TR" style:font-style-asian="italic" style:font-weight-asian="bold" style:font-name-complex="Times New Roman1" style:font-style-complex="italic"/>
    </style:style>
    <style:style style:name="T223" style:family="text">
      <style:text-properties fo:font-style="italic" style:text-underline-style="none" fo:font-weight="bold" officeooo:rsid="00e14d31" style:language-asian="tr" style:country-asian="TR" style:font-style-asian="italic" style:font-weight-asian="bold" style:font-name-complex="Times New Roman1" style:font-weight-complex="normal"/>
    </style:style>
    <style:style style:name="T224" style:family="text">
      <style:text-properties fo:font-style="italic" style:text-underline-style="none" fo:font-weight="normal" officeooo:rsid="00e14d31" style:language-asian="tr" style:country-asian="TR" style:font-style-asian="italic" style:font-weight-asian="normal" style:font-name-complex="Times New Roman1" style:font-weight-complex="normal"/>
    </style:style>
    <style:style style:name="T225" style:family="text">
      <style:text-properties fo:font-style="italic" style:text-underline-style="none" fo:font-weight="normal" style:language-asian="tr" style:country-asian="TR" style:font-style-asian="italic" style:font-weight-asian="normal" style:font-name-complex="Times New Roman1" style:font-style-complex="italic" style:font-weight-complex="normal"/>
    </style:style>
    <style:style style:name="T226" style:family="text">
      <style:text-properties fo:font-style="italic" style:text-underline-style="none" fo:font-weight="normal" officeooo:rsid="0078c540" style:language-asian="tr" style:country-asian="TR" style:font-style-asian="italic" style:font-weight-asian="normal" style:font-name-complex="Times New Roman1" style:font-style-complex="italic" style:font-weight-complex="normal"/>
    </style:style>
    <style:style style:name="T227" style:family="text">
      <style:text-properties fo:font-style="italic" style:text-underline-style="none" fo:font-weight="normal" officeooo:rsid="00496a67" style:language-asian="tr" style:country-asian="TR" style:font-style-asian="italic" style:font-weight-asian="normal" style:font-name-complex="Times New Roman1" style:font-style-complex="italic" style:font-weight-complex="normal"/>
    </style:style>
    <style:style style:name="T228" style:family="text">
      <style:text-properties officeooo:rsid="004c1294"/>
    </style:style>
    <style:style style:name="T229" style:family="text">
      <style:text-properties officeooo:rsid="004d17d8"/>
    </style:style>
    <style:style style:name="T230" style:family="text">
      <style:text-properties officeooo:rsid="005079a5"/>
    </style:style>
    <style:style style:name="T231" style:family="text">
      <style:text-properties officeooo:rsid="006bae34"/>
    </style:style>
    <style:style style:name="T232" style:family="text">
      <style:text-properties style:text-underline-style="solid" style:text-underline-width="auto" style:text-underline-color="font-color"/>
    </style:style>
    <style:style style:name="T233" style:family="text">
      <style:text-properties style:text-underline-style="solid" style:text-underline-width="auto" style:text-underline-color="font-color" officeooo:rsid="006bae34"/>
    </style:style>
    <style:style style:name="T234" style:family="text">
      <style:text-properties officeooo:rsid="008676e7"/>
    </style:style>
    <style:style style:name="T235"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1" style:text-emphasize="none"/>
    </style:style>
    <style:style style:name="T236"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1" style:text-emphasize="none"/>
    </style:style>
    <style:style style:name="T237" style:family="text">
      <style:text-properties officeooo:rsid="0097ef5f"/>
    </style:style>
    <style:style style:name="T238" style:family="text">
      <style:text-properties officeooo:rsid="00a09823"/>
    </style:style>
    <style:style style:name="T239" style:family="text">
      <style:text-properties officeooo:rsid="00b0e99e"/>
    </style:style>
    <style:style style:name="T240" style:family="text">
      <style:text-properties officeooo:rsid="00b1d6f4"/>
    </style:style>
    <style:style style:name="T241" style:family="text">
      <style:text-properties officeooo:rsid="00b3f9ce"/>
    </style:style>
    <style:style style:name="T242" style:family="text">
      <style:text-properties officeooo:rsid="00b87544"/>
    </style:style>
    <style:style style:name="T243" style:family="text">
      <style:text-properties officeooo:rsid="00b8b0f5"/>
    </style:style>
    <style:style style:name="T244" style:family="text">
      <style:text-properties style:font-name="Chilanka" fo:font-size="12pt" fo:font-weight="normal" style:font-size-asian="12pt" style:language-asian="tr" style:country-asian="TR" style:font-weight-asian="normal" style:font-name-complex="Times New Roman1" style:font-size-complex="12pt" style:font-weight-complex="normal"/>
    </style:style>
    <style:style style:name="T245" style:family="text">
      <style:text-properties style:font-name="Chilanka" fo:font-size="12pt" fo:font-weight="normal" officeooo:rsid="00c2b0f9" style:font-size-asian="12pt" style:language-asian="tr" style:country-asian="TR" style:font-weight-asian="normal" style:font-name-complex="Times New Roman1" style:font-size-complex="12pt" style:font-weight-complex="normal"/>
    </style:style>
    <style:style style:name="T246" style:family="text">
      <style:text-properties style:font-name="Chilanka" fo:font-size="12pt" fo:font-weight="normal" officeooo:rsid="00c537e7" style:font-size-asian="12pt" style:language-asian="tr" style:country-asian="TR" style:font-weight-asian="normal" style:font-name-complex="Times New Roman1" style:font-size-complex="12pt" style:font-weight-complex="normal"/>
    </style:style>
    <style:style style:name="T247" style:family="text">
      <style:text-properties style:font-name="Chilanka" fo:font-size="12pt" fo:font-weight="normal" officeooo:rsid="00c5822c" style:font-size-asian="12pt" style:language-asian="tr" style:country-asian="TR" style:font-weight-asian="normal" style:font-name-complex="Times New Roman1" style:font-size-complex="12pt" style:font-weight-complex="normal"/>
    </style:style>
    <style:style style:name="T248" style:family="text">
      <style:text-properties style:font-name="Chilanka" fo:font-size="12pt" fo:font-weight="normal" officeooo:rsid="00c5d15f" style:font-size-asian="12pt" style:language-asian="tr" style:country-asian="TR" style:font-weight-asian="normal" style:font-name-complex="Times New Roman1" style:font-size-complex="12pt" style:font-weight-complex="normal"/>
    </style:style>
    <style:style style:name="T249" style:family="text">
      <style:text-properties style:font-name="Chilanka" fo:font-size="12pt" fo:font-weight="normal" officeooo:rsid="00cb5772" style:font-size-asian="12pt" style:language-asian="tr" style:country-asian="TR" style:font-weight-asian="normal" style:font-name-complex="Times New Roman1" style:font-size-complex="12pt" style:font-weight-complex="normal"/>
    </style:style>
    <style:style style:name="T250" style:family="text">
      <style:text-properties style:font-name="Chilanka" fo:font-size="12pt" fo:font-weight="normal" officeooo:rsid="00cddedd" style:font-size-asian="12pt" style:language-asian="tr" style:country-asian="TR" style:font-weight-asian="normal" style:font-name-complex="Times New Roman1" style:font-size-complex="12pt" style:font-weight-complex="normal"/>
    </style:style>
    <style:style style:name="T251" style:family="text">
      <style:text-properties style:font-name="Chilanka" fo:font-size="12pt" fo:font-weight="normal" officeooo:rsid="00d55402" style:font-size-asian="12pt" style:language-asian="tr" style:country-asian="TR" style:font-weight-asian="normal" style:font-name-complex="Times New Roman1" style:font-size-complex="12pt" style:font-weight-complex="normal"/>
    </style:style>
    <style:style style:name="T252" style:family="text">
      <style:text-properties style:font-name="Chilanka" fo:font-size="12pt" style:font-size-asian="12pt" style:language-asian="tr" style:country-asian="TR" style:font-name-complex="Times New Roman1" style:font-size-complex="12pt"/>
    </style:style>
    <style:style style:name="T253" style:family="text">
      <style:text-properties style:font-name="Chilanka" fo:font-size="12pt" officeooo:rsid="00c5822c" style:font-size-asian="12pt" style:language-asian="tr" style:country-asian="TR" style:font-name-complex="Times New Roman1" style:font-size-complex="12pt"/>
    </style:style>
    <style:style style:name="T254" style:family="text">
      <style:text-properties style:font-name="Chilanka" fo:font-size="12pt" officeooo:rsid="00c5d15f" style:font-size-asian="12pt" style:language-asian="tr" style:country-asian="TR" style:font-name-complex="Times New Roman1" style:font-size-complex="12pt"/>
    </style:style>
    <style:style style:name="T255" style:family="text">
      <style:text-properties style:font-name="Chilanka" fo:font-size="12pt" fo:font-weight="bold" style:font-size-asian="12pt" style:language-asian="tr" style:country-asian="TR" style:font-weight-asian="bold" style:font-name-complex="Times New Roman1" style:font-size-complex="12pt" style:font-weight-complex="bold"/>
    </style:style>
    <style:style style:name="T256" style:family="text">
      <style:text-properties officeooo:rsid="00cc4e8e"/>
    </style:style>
    <style:style style:name="T257" style:family="text">
      <style:text-properties officeooo:rsid="00cddedd"/>
    </style:style>
    <style:style style:name="T258" style:family="text">
      <style:text-properties officeooo:rsid="00677889"/>
    </style:style>
    <style:style style:name="T259" style:family="text">
      <style:text-properties officeooo:rsid="00708598"/>
    </style:style>
    <style:style style:name="T260" style:family="text">
      <style:text-properties fo:font-size="12pt" fo:font-style="italic" style:font-size-asian="12pt" style:language-asian="tr" style:country-asian="TR" style:font-style-asian="italic" style:font-name-complex="Times New Roman1" style:font-size-complex="12pt" style:font-style-complex="italic"/>
    </style:style>
    <style:style style:name="T261" style:family="text">
      <style:text-properties fo:font-size="12pt" fo:font-style="italic" officeooo:rsid="0047d350" style:font-size-asian="12pt" style:language-asian="tr" style:country-asian="TR" style:font-style-asian="italic" style:font-name-complex="Times New Roman1" style:font-size-complex="12pt" style:font-style-complex="italic"/>
    </style:style>
    <style:style style:name="T262" style:family="text">
      <style:text-properties fo:font-size="12pt" fo:font-style="italic" fo:font-weight="normal" officeooo:rsid="00821128" style:font-size-asian="12pt" style:language-asian="tr" style:country-asian="TR" style:font-style-asian="italic" style:font-weight-asian="normal" style:font-name-complex="Times New Roman1" style:font-size-complex="12pt" style:font-style-complex="italic" style:font-weight-complex="normal"/>
    </style:style>
    <style:style style:name="T263" style:family="text">
      <style:text-properties fo:font-size="12pt" style:font-size-asian="12pt" style:language-asian="tr" style:country-asian="TR" style:font-name-complex="Times New Roman1" style:font-size-complex="12pt"/>
    </style:style>
    <style:style style:name="T264" style:family="text">
      <style:text-properties fo:font-size="12pt" officeooo:rsid="008676e7" style:font-size-asian="12pt" style:language-asian="tr" style:country-asian="TR" style:font-name-complex="Times New Roman1" style:font-size-complex="12pt"/>
    </style:style>
    <style:style style:name="T265" style:family="text">
      <style:text-properties fo:font-size="12pt" officeooo:rsid="0092e4ba" style:font-size-asian="12pt" style:language-asian="tr" style:country-asian="TR" style:font-name-complex="Times New Roman1" style:font-size-complex="12pt"/>
    </style:style>
    <style:style style:name="T266" style:family="text">
      <style:text-properties fo:font-size="12pt" officeooo:rsid="009665e6" style:font-size-asian="12pt" style:language-asian="tr" style:country-asian="TR" style:font-name-complex="Times New Roman1" style:font-size-complex="12pt"/>
    </style:style>
    <style:style style:name="T267" style:family="text">
      <style:text-properties fo:font-size="12pt" officeooo:rsid="009100a2" style:font-size-asian="12pt" style:language-asian="tr" style:country-asian="TR" style:font-name-complex="Times New Roman1" style:font-size-complex="12pt"/>
    </style:style>
    <style:style style:name="T268" style:family="text">
      <style:text-properties fo:font-size="12pt" officeooo:rsid="00f1ae08" style:font-size-asian="12pt" style:language-asian="tr" style:country-asian="TR" style:font-name-complex="Times New Roman1" style:font-size-complex="12pt"/>
    </style:style>
    <style:style style:name="T269" style:family="text">
      <style:text-properties fo:font-size="12pt" fo:font-weight="normal" officeooo:rsid="00821128" style:font-size-asian="12pt" style:language-asian="tr" style:country-asian="TR" style:font-weight-asian="normal" style:font-name-complex="Times New Roman1" style:font-size-complex="12pt" style:font-weight-complex="normal"/>
    </style:style>
    <style:style style:name="T270" style:family="text">
      <style:text-properties fo:font-size="12pt" fo:font-weight="normal" officeooo:rsid="008f180f" style:font-size-asian="12pt" style:language-asian="tr" style:country-asian="TR" style:font-weight-asian="normal" style:font-name-complex="Times New Roman1" style:font-size-complex="12pt" style:font-weight-complex="normal"/>
    </style:style>
    <style:style style:name="T271" style:family="text">
      <style:text-properties officeooo:rsid="00d55402"/>
    </style:style>
    <style:style style:name="T272" style:family="text">
      <style:text-properties officeooo:rsid="0092e4ba"/>
    </style:style>
    <style:style style:name="T273" style:family="text">
      <style:text-properties officeooo:rsid="009665e6"/>
    </style:style>
    <style:style style:name="T274" style:family="text">
      <style:text-properties officeooo:rsid="009100a2"/>
    </style:style>
    <style:style style:name="T275" style:family="text">
      <style:text-properties style:font-name="UKIJ Diwani" fo:font-size="12pt" fo:font-weight="normal" officeooo:rsid="008f180f" style:font-size-asian="12pt" style:language-asian="tr" style:country-asian="TR" style:font-weight-asian="normal" style:font-name-complex="Times New Roman1" style:font-size-complex="12pt" style:font-weight-complex="normal"/>
    </style:style>
    <style:style style:name="T276" style:family="text">
      <style:text-properties officeooo:rsid="00e14d31"/>
    </style:style>
    <style:style style:name="T277" style:family="text">
      <style:text-properties style:font-name="Ubuntu Condensed" fo:font-size="12pt" style:text-underline-style="none" officeooo:rsid="008f180f" style:font-size-asian="12pt" style:font-name-complex="Tahoma" style:font-size-complex="12pt"/>
    </style:style>
    <style:style style:name="T278" style:family="text">
      <style:text-properties style:font-name="Ubuntu Condensed" fo:font-size="12pt" style:text-underline-style="none" officeooo:rsid="009100a2" style:font-size-asian="12pt" style:font-name-complex="Tahoma" style:font-size-complex="12pt"/>
    </style:style>
    <style:style style:name="T279" style:family="text">
      <style:text-properties style:font-name="Ubuntu Condensed" style:text-underline-style="solid" style:text-underline-width="auto" style:text-underline-color="font-color" fo:font-weight="normal" officeooo:rsid="008f180f" style:font-weight-asian="normal" style:font-name-complex="Tahoma" style:font-weight-complex="normal"/>
    </style:style>
    <style:style style:name="T280" style:family="text">
      <style:text-properties style:font-name="Ubuntu Condensed" style:text-underline-style="solid" style:text-underline-width="auto" style:text-underline-color="font-color" fo:font-weight="normal" officeooo:rsid="009100a2" style:font-weight-asian="normal" style:font-name-complex="Tahoma" style:font-weight-complex="normal"/>
    </style:style>
    <style:style style:name="T281" style:family="text">
      <style:text-properties style:font-name="Ubuntu Condensed" style:text-underline-style="solid" style:text-underline-width="auto" style:text-underline-color="font-color" fo:font-weight="normal" officeooo:rsid="00f1ae08" style:font-weight-asian="normal" style:font-name-complex="Tahoma" style:font-weight-complex="normal"/>
    </style:style>
    <style:style style:name="T282" style:family="text">
      <style:text-properties style:font-name="Ubuntu Condensed" fo:font-style="normal" style:text-underline-style="solid" style:text-underline-width="auto" style:text-underline-color="font-color" fo:font-weight="normal" officeooo:rsid="00f1ae08" style:font-style-asian="normal" style:font-weight-asian="normal" style:font-name-complex="Tahoma" style:font-weight-complex="normal"/>
    </style:style>
    <style:style style:name="T283" style:family="text">
      <style:text-properties style:font-name="Ubuntu Condensed" fo:font-style="normal" style:text-underline-style="solid" style:text-underline-width="auto" style:text-underline-color="font-color" fo:font-weight="normal" officeooo:rsid="008f180f" style:font-style-asian="normal" style:font-weight-asian="normal" style:font-name-complex="Tahoma" style:font-weight-complex="normal"/>
    </style:style>
    <style:style style:name="T284" style:family="text">
      <style:text-properties style:font-name="Ubuntu Condensed" fo:font-style="normal" style:text-underline-style="solid" style:text-underline-width="auto" style:text-underline-color="font-color" fo:font-weight="normal" officeooo:rsid="009100a2" style:font-style-asian="normal" style:font-weight-asian="normal" style:font-name-complex="Tahoma" style:font-weight-complex="normal"/>
    </style:style>
    <style:style style:name="T285" style:family="text">
      <style:text-properties officeooo:rsid="008f180f"/>
    </style:style>
    <style:style style:name="T286" style:family="text">
      <style:text-properties officeooo:rsid="00e3c204"/>
    </style:style>
    <style:style style:name="T287" style:family="text">
      <style:text-properties officeooo:rsid="00e71790"/>
    </style:style>
    <style:style style:name="T288" style:family="text">
      <style:text-properties officeooo:rsid="00e8f33b"/>
    </style:style>
    <style:style style:name="T289" style:family="text">
      <style:text-properties officeooo:rsid="008af4ba"/>
    </style:style>
    <style:style style:name="T290" style:family="text">
      <style:text-properties officeooo:rsid="00455e00"/>
    </style:style>
    <style:style style:name="T291" style:family="text">
      <style:text-properties officeooo:rsid="00deb2d1" style:font-name-complex="Times New Roman"/>
    </style:style>
    <style:style style:name="T292" style:family="text">
      <style:text-properties officeooo:rsid="002bcdb2"/>
    </style:style>
    <style:style style:name="T293" style:family="text">
      <style:text-properties officeooo:rsid="001c4bd1"/>
    </style:style>
    <style:style style:name="T294" style:family="text">
      <style:text-properties officeooo:rsid="00a7f9fb"/>
    </style:style>
    <style:style style:name="T295" style:family="text">
      <style:text-properties officeooo:rsid="003d13be"/>
    </style:style>
    <style:style style:name="T296" style:family="text">
      <style:text-properties officeooo:rsid="0033b636"/>
    </style:style>
    <style:style style:name="T297" style:family="text">
      <style:text-properties officeooo:rsid="00f04c9d"/>
    </style:style>
    <style:style style:name="T298" style:family="text">
      <style:text-properties officeooo:rsid="00f190da"/>
    </style:style>
    <style:style style:name="T299" style:family="text">
      <style:text-properties officeooo:rsid="00f1ae08"/>
    </style:style>
    <style:style style:name="T300" style:family="text">
      <style:text-properties officeooo:rsid="005192be"/>
    </style:style>
    <style:style style:name="T301" style:family="text">
      <style:text-properties officeooo:rsid="00f3c98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BELİRLİ SÜRELİ KİRA SÖZLEŞMESİ <text:span text:style-name="T301">xxxxxxxxxxxxxxxxxxxxxxxxxxxxx</text:span></text:p>
      <text:p text:style-name="P70">27 Şubat 2023, Tokat</text:p>
      <text:p text:style-name="P69"/>
      <text:p text:style-name="P53"><text:span text:style-name="T204">Sözleşmenin </text:span><text:span text:style-name="T205">Düzenleme</text:span><text:span text:style-name="T204"><text:tab/><text:tab/><text:tab/><text:tab/><text:tab/><text:tab/><text:tab/><text:tab/><text:tab/><text:tab/><text:tab/></text:span><text:span text:style-name="T220"> <text:tab/></text:span></text:p>
      <text:p text:style-name="P53"><text:span text:style-name="T221"><text:tab/><text:tab/></text:span><text:span text:style-name="T222">T</text:span><text:span text:style-name="T214">arihi<text:tab/><text:tab/></text:span><text:span text:style-name="T149">: </text:span><text:span text:style-name="T72"><text:s/></text:span><text:span text:style-name="T81">27</text:span><text:span text:style-name="T73"> </text:span><text:span text:style-name="T81">Şubat</text:span><text:span text:style-name="T73"> 202</text:span><text:span text:style-name="T81">3</text:span><text:span text:style-name="T112"><text:tab/><text:tab/><text:tab/></text:span></text:p>
      <text:p text:style-name="P53"><text:span text:style-name="T112"><text:tab/><text:tab/></text:span><text:span text:style-name="T211">No</text:span><text:span text:style-name="T113"><text:tab/><text:tab/>: <text:s/></text:span><text:span text:style-name="T114">202</text:span><text:span text:style-name="T115">30227</text:span><text:span text:style-name="T114">-0</text:span><text:span text:style-name="T116">8</text:span><text:span text:style-name="T117">1</text:span></text:p>
      <text:p text:style-name="P71"/>
      <text:p text:style-name="P53"><text:span text:style-name="T203">Kiraya Veren<text:tab/><text:tab/><text:tab/><text:tab/><text:tab/><text:tab/><text:tab/><text:tab/><text:tab/><text:tab/><text:tab/><text:tab/></text:span><text:span text:style-name="T219"> </text:span></text:p>
      <text:p text:style-name="P53"><text:span text:style-name="T223"><text:tab/><text:tab/></text:span><text:span text:style-name="T224">A</text:span><text:span text:style-name="T225">dı </text:span><text:span text:style-name="T213">Soyadı</text:span><text:span text:style-name="T144"><text:tab/>: </text:span><text:span text:style-name="T184">Hacı Murat BALCI</text:span><text:span text:style-name="T163"><text:tab/><text:tab/></text:span><text:span text:style-name="T144"><text:tab/><text:tab/></text:span></text:p>
      <text:p text:style-name="P53"><text:span text:style-name="T208"><text:tab/><text:tab/>TC Kimlik No<text:tab/></text:span><text:span text:style-name="T8">: </text:span><text:span text:style-name="T28">363 4660 2448</text:span></text:p>
      <text:p text:style-name="P67"/>
      <text:p text:style-name="P67">Kiracı<text:tab/><text:tab/><text:tab/><text:tab/><text:tab/><text:tab/><text:tab/><text:tab/><text:tab/><text:tab/><text:tab/><text:tab/><text:tab/></text:p>
      <text:p text:style-name="P53"><text:span text:style-name="T213"><text:tab/><text:tab/>Adı Soyadı</text:span><text:span text:style-name="T144"><text:tab/>: </text:span><text:span text:style-name="T173">B</text:span><text:span text:style-name="T174">URSA FABRİKA SATIŞ MAĞAZA</text:span><text:span text:style-name="T183">SI </text:span><text:span text:style-name="T174">-</text:span><text:span text:style-name="T175"> </text:span><text:span text:style-name="T174">ADEM DUMAN</text:span></text:p>
      <text:p text:style-name="P53"><text:span text:style-name="T213"><text:tab/><text:tab/>TC Kimlik No</text:span><text:span text:style-name="T144"><text:tab/>: </text:span><text:span text:style-name="T20">341 3267 6260</text:span></text:p>
      <text:p text:style-name="P53"><text:span text:style-name="T215"><text:tab/><text:tab/>Tebligat </text:span><text:span text:style-name="T213">Adres</text:span><text:span text:style-name="T217">i<text:tab/></text:span><text:span text:style-name="T144">: Esentepe</text:span><text:span text:style-name="T175"> Mah. Şehit Ulaşar Cad. Belde Sitesi B Blk. K1: D:3 TOKAT </text:span></text:p>
      <text:p text:style-name="P56"><text:span text:style-name="T212"><text:tab/><text:tab/>Telefon No</text:span><text:tab/>: <text:span text:style-name="T258">0 </text:span><text:span text:style-name="T274">507 276 2095</text:span></text:p>
      <text:p text:style-name="P56"/>
      <text:p text:style-name="P56"><text:span text:style-name="T201">Kiralana</text:span><text:span text:style-name="T202">nın<text:tab/><text:tab/><text:tab/><text:tab/><text:tab/><text:tab/><text:tab/><text:tab/><text:tab/><text:tab/><text:tab/><text:tab/></text:span></text:p>
      <text:p text:style-name="P53"><text:span text:style-name="T213"><text:tab/><text:tab/>Cinsi<text:tab/></text:span><text:span text:style-name="T144"><text:tab/></text:span><text:span text:style-name="T8">: </text:span><text:span text:style-name="T30">İşyeri</text:span><text:span text:style-name="T8"><text:tab/><text:tab/><text:tab/><text:tab/></text:span></text:p>
      <text:p text:style-name="P58"><text:span text:style-name="T216"><text:tab/><text:tab/>Kullanım Amacı<text:tab/></text:span><text:span text:style-name="T144">:</text:span><text:span text:style-name="T176"> </text:span><text:span text:style-name="T181">Kumaş Satış Mağazası</text:span></text:p>
      <text:p text:style-name="P59"><text:span text:style-name="T212"><text:tab/><text:tab/>Adresi<text:tab/></text:span><text:tab/>: <text:span text:style-name="T276">Hızarhane Cad. No:5</text:span><text:span text:style-name="T300"> Tokat </text:span></text:p>
      <text:p text:style-name="P53"><text:span text:style-name="T209"><text:tab/><text:tab/>Tapu</text:span><text:span text:style-name="T210"> Bi</text:span><text:span text:style-name="T209">lgileri</text:span><text:span text:style-name="T206"><text:tab/></text:span><text:span text:style-name="T144">: <text:tab/></text:span><text:span text:style-name="T158">A</text:span><text:span text:style-name="T144">da<text:tab/>:</text:span><text:span text:style-name="T177"> </text:span><text:span text:style-name="T178">1245</text:span><text:span text:style-name="T179"><text:tab/><text:tab/>Parsel<text:tab/>:</text:span><text:span text:style-name="T78"> </text:span><text:span text:style-name="T21">2<text:tab/></text:span></text:p>
      <text:p text:style-name="P68"><text:tab/><text:tab/><text:span text:style-name="T289">Abone Bi</text:span>lgileri<text:tab/><text:span text:style-name="T126">:<text:tab/>Elektrik<text:tab/>: </text:span><text:span text:style-name="T127"><text:tab/></text:span><text:span text:style-name="T126"><text:tab/>Su <text:tab/>: </text:span></text:p>
      <text:p text:style-name="P56"><text:span text:style-name="T200">Kiranın<text:tab/><text:tab/><text:tab/><text:tab/><text:tab/><text:tab/><text:tab/><text:tab/><text:tab/><text:tab/><text:tab/><text:tab/><text:tab/> </text:span><text:tab/></text:p>
      <text:p text:style-name="P53"><text:span text:style-name="T213"><text:tab/><text:tab/>Başlangıç tarihi</text:span><text:span text:style-name="T144"><text:tab/>: </text:span><text:span text:style-name="T79">28 Şubat </text:span><text:span text:style-name="T77">202</text:span><text:span text:style-name="T79">3</text:span><text:span text:style-name="T80"><text:tab/></text:span><text:span text:style-name="T144"><text:tab/></text:span></text:p>
      <text:p text:style-name="P53"><text:span text:style-name="T213"><text:tab/><text:tab/>Bitiş tarihi</text:span><text:span text:style-name="T144"><text:tab/>: </text:span><text:span text:style-name="T77">2</text:span><text:span text:style-name="T79">7 Şubat </text:span><text:span text:style-name="T77">202</text:span><text:span text:style-name="T85">4</text:span><text:span text:style-name="T180"><text:tab/><text:tab/><text:tab/></text:span></text:p>
      <text:p text:style-name="P53"><text:span text:style-name="T218"><text:tab/><text:tab/></text:span><text:span text:style-name="T213">Süres</text:span><text:span text:style-name="T207">i </text:span><text:span text:style-name="T8"><text:tab/><text:tab/>: </text:span><text:span text:style-name="T26">1 Yıl </text:span><text:span text:style-name="T27">(Bir Yıl)</text:span><text:span text:style-name="T26"> </text:span></text:p>
      <text:p text:style-name="P53"><text:span text:style-name="T207"><text:tab/><text:tab/>Bedeli</text:span><text:span text:style-name="T144"><text:tab/><text:tab/>: </text:span><text:span text:style-name="T79">62,280</text:span><text:span text:style-name="T82"> </text:span><text:span text:style-name="T83">TL (</text:span><text:span text:style-name="T79">Atmış İki Bin İki</text:span><text:span text:style-name="T74"> Yüz </text:span><text:span text:style-name="T79">Seksen</text:span><text:span text:style-name="T83">) <text:s/>+ STOPAJ VERGİSİ</text:span></text:p>
      <text:p text:style-name="P54"><text:span text:style-name="T226"><text:tab/><text:tab/>Ödeme</text:span><text:span text:style-name="T227"> Ş</text:span><text:span text:style-name="T226">ekli</text:span><text:span text:style-name="T134"><text:tab/>: </text:span><text:span text:style-name="T118">62,280</text:span><text:span text:style-name="T119"> TL sözleşme tarihinde p</text:span><text:span text:style-name="T120">eşin </text:span><text:span text:style-name="T118">olarak banka hesabına yatırılacaktır</text:span></text:p>
      <text:p text:style-name="P62"/>
      <text:p text:style-name="P66"><text:span text:style-name="T299">Sözleşme </text:span>Şartlar<text:span text:style-name="T299">ı</text:span></text:p>
      <text:list xml:id="list2956688654" text:style-name="WWNum3">
        <text:list-header>
          <text:p text:style-name="P82"><text:span text:style-name="T47">MADDE </text:span><text:span text:style-name="T57">1</text:span><text:span text:style-name="T54"> </text:span><text:span text:style-name="T63">Kira </text:span><text:span text:style-name="T64">Yıllık Artış Oranı</text:span><text:span text:style-name="T47"> </text:span><text:span text:style-name="T63">: </text:span><text:span text:style-name="T291">Y</text:span><text:span text:style-name="T199">ıllık kira artış oranı</text:span>, <text:span text:style-name="T196">yıllık tüketici </text:span>fiyat endeksi<text:span text:style-name="T196"> </text:span><text:span text:style-name="T90">oranı</text:span><text:span text:style-name="T286">dır.</text:span></text:p>
        </text:list-header>
      </text:list>
      <text:p text:style-name="P60"><text:span text:style-name="T138">M</text:span><text:span text:style-name="T136">ADDE </text:span><text:span text:style-name="T137">2 </text:span><text:span text:style-name="T135">Kira süresi :</text:span><text:span text:style-name="T139"> </text:span><text:span text:style-name="T142">İşbu s</text:span><text:span text:style-name="T139">özleşme, belirli süre</text:span><text:span text:style-name="T141">lidir</text:span><text:span text:style-name="T140"> ve <text:s/>k</text:span><text:span text:style-name="T139">ararlaştırılan sürenin </text:span><text:span text:style-name="T143">sonunda</text:span><text:span text:style-name="T139"> herhangi bir bildirim olmaksızın, </text:span><text:span text:style-name="T142"><text:s/>sözleşmeden doğan haklar saklı kalmak şartıyla</text:span><text:span text:style-name="T139"> sona ere</text:span><text:span text:style-name="T140">r. </text:span></text:p>
      <text:p text:style-name="P61"><text:span text:style-name="T55">MADDE </text:span><text:span text:style-name="T58">3</text:span><text:span text:style-name="T49"> </text:span><text:span text:style-name="T66">Alt kira ve kullanım hakkının devri, </text:span><text:span text:style-name="T65">Kira ilişkisinin devri</text:span><text:span text:style-name="T47"> : </text:span>Kiracı, kiraya verenin yazılı rızası olmadıkça, kiralananı başkasına kiralayamayacağı gibi, kullanım hakkını da, kira ilişkisini <text:span text:style-name="T198">de</text:span> başkasına devredemez. </text:p>
      <text:list xml:id="list135314341394766" text:continue-numbering="true" text:style-name="WWNum3">
        <text:list-header>
          <text:p text:style-name="P78"><text:span text:style-name="T47">MADDE </text:span><text:span text:style-name="T58">4</text:span><text:span text:style-name="T59"> </text:span><text:span text:style-name="T61">Ş</text:span><text:span text:style-name="T60">ahit :</text:span><text:span text:style-name="T292"> </text:span><text:span text:style-name="T293">Şahit</text:span><text:span text:style-name="T292">, sözleşmeyi imzalayan kişinin, </text:span><text:span text:style-name="T285">s</text:span><text:span text:style-name="T292">özleşmede adı geçen kişi olduğuna şahitlik ettiğini kabul ve beyan e</text:span><text:span text:style-name="T294">tmiştir.</text:span><text:span text:style-name="T292"> </text:span><text:span text:style-name="T297">Ş</text:span><text:span text:style-name="T290">ahit</text:span>, bu sözleşmeye attığı imza ile, sözleşme şartlarına uyulmaması <text:span text:style-name="T295">ve/veya bu sözleşmeyle bağlantılı tahliye taahhütnamesi vb. belgeler</text:span> ile ortaya çıkabilecek her türlü maddi ve manevi zararların karşılanması hususunda, <text:span text:style-name="T297">kiracı ile</text:span> müteselsilen sorumlu <text:span text:style-name="T297">ve kefil</text:span> olduğunu kabul ve beyan etmiştir. </text:p>
        </text:list-header>
      </text:list>
      <text:p text:style-name="P61"><text:span text:style-name="T53">M</text:span><text:span text:style-name="T47">ADDE </text:span><text:span text:style-name="T58">5</text:span><text:span text:style-name="T47"> </text:span><text:span text:style-name="T62">Vergi ve benzeri yükümlülükler : </text:span>Kiralanana <text:span text:style-name="T228">ait, kültür, arsa, bina vergileri kiraya veren </text:span><text:span text:style-name="T298">tarafından</text:span><text:span text:style-name="T228">;</text:span> <text:span text:style-name="T230">kira stopaj </text:span>vergi<text:span text:style-name="T92">si, çevre temizlik vergisi </text:span>v<text:span text:style-name="T242">b. </text:span><text:span text:style-name="T298">vergiler</text:span> <text:span text:style-name="T42">kiracı tarafından ödenecektir. Kiracı elektrik, su, </text:span><text:span text:style-name="T287">doğalgaz</text:span><text:span text:style-name="T42"> vb. abone gerektiren işlemlerde, kira başlangıcında </text:span><text:span text:style-name="T242">varsa</text:span><text:span text:style-name="T42"> abonelikleri üzerine alacaktır ve kira müddeti boyunca bu </text:span><text:span text:style-name="T296">aboneliklere ait</text:span><text:span text:style-name="T42"> giderler kiracıya aittir. </text:span><text:span text:style-name="T242">Abonelik olmadan kullanılan elektrik, su giderleri kiracı tarafından ödenir.</text:span></text:p>
      <text:p text:style-name="P64"><text:span text:style-name="T47">MADDE </text:span><text:span text:style-name="T52">6</text:span><text:span text:style-name="T48"> </text:span><text:span text:style-name="T67">Kira bedelinin indirilmesi</text:span><text:span text:style-name="T47"> : </text:span>Kiracı, <text:span text:style-name="T43">kira süresi boyunca ve sonrasında, sözleşmede belirlenen kira bedelinde, mucbir sebepler dahil, herhangi bir sebeple </text:span>indirim yapılmasını isteye<text:span text:style-name="T43">mez</text:span>. <text:span text:style-name="T239">İşbu sözleşme pandemi koşulları göz önünde bulundurularak imzalanmıştır.</text:span></text:p>
      <text:list xml:id="list135314830363956" text:continue-numbering="true" text:style-name="WWNum3">
        <text:list-item>
          <text:list>
            <text:list-item>
              <text:list>
                <text:list-item>
                  <text:list>
                    <text:list-item>
                      <text:list>
                        <text:list-item>
                          <text:list>
                            <text:list-item>
                              <text:list>
                                <text:list-item>
                                  <text:list>
                                    <text:list-header>
                                      <text:p text:style-name="P83"><text:span text:style-name="T47">MADDE </text:span><text:span text:style-name="T58">7</text:span><text:span text:style-name="T49"> </text:span><text:span text:style-name="T66">Temizlik ve bakım giderleri</text:span> : Kiracı, kiralananın olağan kullanımı için gerekli temizlik, bakım <text:span text:style-name="T239">vb.</text:span> giderleri ödemekle yükümlüdür.</text:p>
                                    </text:list-header>
                                  </text:list>
                                </text:list-item>
                              </text:list>
                            </text:list-item>
                          </text:list>
                        </text:list-item>
                      </text:list>
                    </text:list-item>
                  </text:list>
                </text:list-item>
              </text:list>
            </text:list-item>
          </text:list>
        </text:list-item>
      </text:list>
      <text:p text:style-name="P63"/>
      <text:p text:style-name="P63"/>
      <text:list xml:id="list135314463385817" text:continue-numbering="true" text:style-name="WWNum3">
        <text:list-header>
          <text:p text:style-name="P73">KİRAYA VEREN<text:tab/>KİRACI<text:tab/>ŞAHİT</text:p>
          <text:list>
            <text:list-item>
              <text:list>
                <text:list-item>
                  <text:list>
                    <text:list-item>
                      <text:list>
                        <text:list-header>
                          <text:p text:style-name="P76"><text:span text:style-name="T41">H.Murat BALCI</text:span><text:span text:style-name="T40"> <text:s/><text:tab/></text:span><text:span text:style-name="T272">B</text:span><text:span text:style-name="T273">URSA FABRİKA SATIŞ MAĞAZA</text:span><text:span text:style-name="T299">SI</text:span><text:span text:style-name="T274"><text:tab/> <text:s text:c="9"/></text:span><text:span text:style-name="T273">ADEM DUMAN</text:span></text:p>
                        </text:list-header>
                      </text:list>
                    </text:list-item>
                  </text:list>
                </text:list-item>
              </text:list>
            </text:list-item>
          </text:list>
          <text:p text:style-name="P77"><text:span text:style-name="T281">363 4660 2448</text:span><text:span text:style-name="T279"><text:tab/>341 3267 6260</text:span><text:span text:style-name="T280"><text:tab/></text:span><text:span text:style-name="T279">341 3267 6260</text:span></text:p>
        </text:list-header>
      </text:list>
      <text:p text:style-name="P46"><text:soft-page-break/><text:span text:style-name="T47">MADDE </text:span><text:span text:style-name="T58">8</text:span><text:span text:style-name="T48"> </text:span><text:span text:style-name="T93">Tanım</text:span><text:span text:style-name="T96">lar </text:span><text:span text:style-name="T93">:</text:span><text:span text:style-name="T105"> </text:span><text:span text:style-name="T106">İ</text:span><text:span text:style-name="T107">şbu sözleşmede adı geçen; </text:span><text:span text:style-name="T94">Kiraya veren</text:span><text:span text:style-name="T106">; </text:span><text:span text:style-name="T109">mecurun</text:span><text:span text:style-name="T106"> sahibi</text:span><text:span text:style-name="T107">ni</text:span><text:span text:style-name="T106"> ve/veya vekili</text:span><text:span text:style-name="T107">ni</text:span><text:span text:style-name="T106">, </text:span><text:span text:style-name="T94">Kiracı;</text:span><text:span text:style-name="T122"> </text:span><text:span text:style-name="T125">mecuru</text:span><text:span text:style-name="T122"> kiralama hak</text:span><text:span text:style-name="T124">k</text:span><text:span text:style-name="T122">ını belirli bir ücret karşılığında </text:span><text:span text:style-name="T125">belirli bir süre</text:span><text:span text:style-name="T122"> kabul <text:s/>eden gerçek veya tüzel kişi</text:span><text:span text:style-name="T123">yi</text:span><text:span text:style-name="T107"> ifade eder. </text:span><text:span text:style-name="T3">İşbu k</text:span>ira sözleşme<text:span text:style-name="T238">yle</text:span>, kiraya veren , <text:span text:style-name="T42">bu sözleşmede özellikleri belirtilen mecurun</text:span> kullanı<text:span text:style-name="T198">mını,</text:span> <text:span text:style-name="T197">belli bir süre için, belirlenen fiyatla</text:span> kiracıya bırak<text:span text:style-name="T238">ır</text:span>.</text:p>
      <text:p text:style-name="P46"><text:span text:style-name="T47">MADDE </text:span><text:span text:style-name="T58">9</text:span><text:span text:style-name="T48"> </text:span><text:span text:style-name="T98">Yan giderler </text:span><text:span text:style-name="T47">: </text:span>Kira<text:span text:style-name="T42">cı</text:span>, kiralananın kullanımıyla ilgili olmak üzere, kendisi veya üçüncü kişi tarafından yapılan yan giderlere katlanmakla yükümlüdür.</text:p>
      <text:p text:style-name="P47"><text:span text:style-name="T47">MADDE </text:span><text:span text:style-name="T58">10</text:span><text:span text:style-name="T48"> </text:span><text:span text:style-name="T98">Kiralananın teslim</text:span><text:span text:style-name="T103">i</text:span><text:span text:style-name="T98"> </text:span><text:span text:style-name="T101">ve </text:span><text:span text:style-name="T98">sonra</text:span><text:span text:style-name="T101">sı</text:span><text:span text:style-name="T103">nda</text:span><text:span text:style-name="T98"> ayıplı hâle gelmesinden sorumluluk</text:span><text:span text:style-name="T47"> : </text:span><text:span text:style-name="T9">İşbu </text:span><text:span text:style-name="T10">sözleşme aynı zamanda teslim tutanağı hükmünde olup,</text:span><text:span text:style-name="T9"> kiracı kiralananı sağlam, ayıpsız ve eksiksiz olarak teslim aldığını kabul e</text:span><text:span text:style-name="T29">derek işbu sözleşmeyi imzalamıştır.</text:span><text:span text:style-name="T9"> </text:span><text:span text:style-name="T8">Taşınmazda bulunan tuvalet, la</text:span><text:bookmark text:name="_GoBack"/><text:span text:style-name="T8">vabo vb. malzemeler kiracıya sağlam olarak teslim edilmiştir ve kira bitiminde kiracı bu malzemeleri sağlam ve eksiksiz olarak teslim etmekle yükümlüdür. Malzemelerde hasar oluşması durumunda kiracı ödemekle yükümlüdür. </text:span><text:span text:style-name="T10">Mecurun kullanılması sırasında oluşabilecek her türlü arıza, hasar vb. giderler kiracıya aittir. </text:span><text:span text:style-name="T42">Kiracının, mecurun teslimi sonrası, kendi ihtiyaçları doğrultusunda ortaya çıkabilecek ve eksik olarak tanımlayacağı şeylerin sorumluluğu kiracıya aittir. </text:span></text:p>
      <text:p text:style-name="P46"><text:span text:style-name="T47">MADDE </text:span><text:span text:style-name="T58">11</text:span><text:span text:style-name="T48"> </text:span><text:span text:style-name="T56">Ö</text:span><text:span text:style-name="T98">deme,</text:span><text:span text:style-name="T47"> </text:span><text:span text:style-name="T51">ifa zamanı, kiracının temerrüdü : </text:span><text:span text:style-name="T164">Kira bedeli nettir. Kira stopaj vergisi kiracı tarafından</text:span><text:span text:style-name="T146"> </text:span><text:span text:style-name="T164">ödenecektir. Her türlü resim vergi ve harçlar, ÇTV, stopaj vergisi ve kira süresi içerisinde ortaya çıkabilecek her türlü resmi ödemeler, vergi ve harçlar kiracı tarafından ödenecektir.</text:span><text:span text:style-name="T144"> Kiracı, kira bedelini </text:span><text:span text:style-name="T165">( kira bedeli aylık ödemeli yapılacaksa her ayın </text:span><text:span text:style-name="T166">1</text:span><text:span text:style-name="T167">. günü</text:span><text:span text:style-name="T165"> peşin </text:span><text:span text:style-name="T166">olarak</text:span><text:span text:style-name="T165"> )</text:span><text:span text:style-name="T144"> ve yan giderleri,</text:span><text:span text:style-name="T165"> </text:span><text:span text:style-name="T166">peşin </text:span><text:span text:style-name="T144">ödemekle yükümlüdür. </text:span><text:span text:style-name="T153">Ki</text:span><text:span text:style-name="T165">ra ödemeleri kiraya verene ait banka hesabına yatırılacaktır. </text:span><text:span text:style-name="T144">İşbu sö</text:span><text:span text:style-name="T168">z</text:span><text:span text:style-name="T144">leşme</text:span><text:span text:style-name="T149">de belirlenen</text:span><text:span text:style-name="T144"> kira bedeli</text:span><text:span text:style-name="T149">nin ödeme vadesi </text:span><text:span text:style-name="T152">sözleşme düzenleme </text:span><text:span text:style-name="T149">tarihidir.</text:span><text:span text:style-name="T144"> Ödeme çek veya senet ile taahhüt edilmiş ise ödemenin zamanında <text:s/>ödenmemesi durumunda, </text:span><text:span text:style-name="T235">müteakip bonolarda muacceliyet kesbedece</text:span><text:span text:style-name="T236">k</text:span><text:span text:style-name="T235">,</text:span><text:span text:style-name="T144"> </text:span><text:span text:style-name="T152">çek veya senedin ödeme vadesi, sözleşme düzenleme tarihi olarak kabul edilecektir </text:span><text:span text:style-name="T169">ve</text:span><text:span text:style-name="T152"> </text:span><text:span text:style-name="T144"><text:s/></text:span><text:span text:style-name="T169">k</text:span><text:span text:style-name="T152">iracı </text:span><text:span text:style-name="T169">geçmiş ve </text:span><text:span text:style-name="T152">o</text:span><text:span text:style-name="T144">turduğu süreye ait kira borcunu, </text:span><text:span text:style-name="T149">geçen her gün için, yıllık kira bedelinin yüzde </text:span><text:span text:style-name="T152">biri</text:span><text:span text:style-name="T149"> oranında </text:span><text:span text:style-name="T152">(%1)</text:span><text:span text:style-name="T149"> </text:span><text:span text:style-name="T151">günlük </text:span><text:span text:style-name="T149">ceza bedeli </text:span><text:span text:style-name="T152">ile birlikte</text:span><text:span text:style-name="T149"> ödemeyi</text:span><text:span text:style-name="T144"> peşinen kabul ve taahhüt eder.</text:span></text:p>
      <text:p text:style-name="P46"><text:span text:style-name="T47">MADDE </text:span><text:span text:style-name="T58">12</text:span><text:span text:style-name="T49"> </text:span><text:span text:style-name="T52">K</text:span><text:span text:style-name="T99">iralananın gösterilmesi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89">önce kiracıya bildirmek ve bunların </text:span>yapıldığı sırada kiracının yararlarını göz önünde tutmak zorundadır. </text:p>
      <text:p text:style-name="P48"><text:span text:style-name="T47">MADD</text:span><text:span text:style-name="T55">E 1</text:span><text:span text:style-name="T58">3</text:span><text:span text:style-name="T55"> </text:span><text:span text:style-name="T95">Kira</text:span><text:span text:style-name="T99">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48">Kiracı, <text:span text:style-name="T229">mecurda bir değişiklik yapmak isterse bu ek bir sözleşme ile belirlenmelidir.</text:span> Kiracı, kiraya verenin rızasıyla yaptığı yenilik ve değişiklikler sebebiyle kiralananda ortaya çıka<text:span text:style-name="T229">bilecek</text:span> <text:span text:style-name="T144">değer artışının karşılığını isteyemez. İzin verilen, boya, badana tamirat tadilat tefrişat veya kiracının kullanım amacı doğrultusunda mecur üzerine veya içerisine yapacağı baraka, kulübe, yazıhane vb. yapı masrafları kiracıya aittir. Kiracı bu ve benzeri masraflar için kiraya verenden veya üçüncü bir şahıstan, bu işlerin yapımı sırasında, kira süresince veya kira bitiminden sonra dahi bir bedel talep edemez. </text:span><text:span text:style-name="T147">Aksi bir sözleşme ile kararlaştır</text:span><text:span text:style-name="T162">ı</text:span><text:span text:style-name="T147">lmamışsa, </text:span><text:span text:style-name="T145">Kiracı, kira bitiminde yaptığı bu tip imalatları sökemez, kıramaz. Kiracı bu tip imalatları sağlam olarak kiraya verene teslim etmekle yükümlüdür. </text:span></text:p>
      <text:list xml:id="list135314601988054" text:continue-numbering="true" text:style-name="WWNum3">
        <text:list-header>
          <text:p text:style-name="P75"><text:span text:style-name="T86">MADDE </text:span><text:span text:style-name="T87">1</text:span><text:span text:style-name="T88">4</text:span><text:span text:style-name="T87"> </text:span><text:span text:style-name="T104">Kiralananın kullanılmaması</text:span><text:span text:style-name="T86"> : </text:span><text:span text:style-name="T193">Normal veya mücbir bir sebeple, m</text:span><text:span text:style-name="T194">ecur</text:span><text:span text:style-name="T192"> kullanılmasa veya sınırlı olarak kullanılsa bile kiracı, kira bedelini ödemekle yükümlüdür. </text:span><text:span text:style-name="T195">İşbu sözleşme pandemi koşulları göz önünde bulundurularak düzenlenmiştir.</text:span></text:p>
        </text:list-header>
      </text:list>
      <text:p text:style-name="P52"><text:span text:style-name="T47">MADDE </text:span><text:span text:style-name="T52">1</text:span><text:span text:style-name="T58">5</text:span><text:span text:style-name="T49"> </text:span><text:span text:style-name="T99">Kiralananın sözleşmenin bitiminden önce geri verilmesi</text:span><text:span text:style-name="T47"> : </text:span>Kiracı, sözleşme süresine veya fesih dönemine uymaksızın kiralananı geri verdiği takdirde, kira sözleşmesinden doğan borçları, <text:span text:style-name="T44">sözleşme bitim süresine kadar olan dönem boyunca devam eder. </text:span><text:span text:style-name="T237">Kiracı sözleşmede belirtilen şartlarda, kiralananı kullanmasa bile, kira borcunu ödemekle yükümlüdür.</text:span><text:span text:style-name="T44"> Bu gibi durumlarda kiracı, kiralananı başkasına devredemez. Kiraya veren, k</text:span>iralananın <text:span text:style-name="T196">güncel</text:span> koşullarla kiraya verilebileceği <text:span text:style-name="T44">yeni bir kiracı bulması </text:span>h<text:span text:style-name="T237">a</text:span>linde, kiracının kira sözleşmesinden doğan borçları sona erer. <text:s/></text:p>
      <text:p text:style-name="P55"><text:span text:style-name="T47">MADDE </text:span><text:span text:style-name="T52">1</text:span><text:span text:style-name="T58">6</text:span><text:span text:style-name="T49"> </text:span><text:span text:style-name="T97">Sözleşmenin sona ermesi</text:span><text:span text:style-name="T2"> : </text:span><text:span text:style-name="T4">İşbu sözleşme, belirli süreli bir sözleşmedir. K</text:span>ira sözleşmesi bu sürenin sonunda kendiliğinden sona erer. <text:span text:style-name="T229">Kiracı kiralananı sözleşme bitim tarihinde boşaltmakla yükümlüdür.</text:span><text:span text:style-name="T121"> </text:span><text:span text:style-name="T133">K</text:span><text:span text:style-name="T130">iracı, </text:span><text:span text:style-name="T133">mecuru boşaltmadığı takdirde, </text:span><text:span text:style-name="T130"><text:s/></text:span><text:span text:style-name="T129">geçmiş ve </text:span><text:span text:style-name="T130">o</text:span><text:span text:style-name="T128">turduğu süreye ait kira borcunu, </text:span><text:span text:style-name="T131">geçen her gün için, yıllık kira bedelinin yüzde </text:span><text:span text:style-name="T130">biri</text:span><text:span text:style-name="T131"> oranında </text:span><text:span text:style-name="T130">(%1)</text:span><text:span text:style-name="T131"> </text:span><text:span text:style-name="T132">günlük </text:span><text:span text:style-name="T131">ceza bedeli </text:span><text:span text:style-name="T130">ile birlikte</text:span><text:span text:style-name="T131"> ödemeyi</text:span><text:span text:style-name="T128"> peşinen kabul ve taahhüt eder.</text:span></text:p>
      <text:p text:style-name="P65"/>
      <text:p text:style-name="P65"/>
      <text:list xml:id="list135314839292665" text:continue-numbering="true" text:style-name="WWNum3">
        <text:list-header>
          <text:p text:style-name="P73">KİRAYA VEREN<text:tab/>KİRACI<text:tab/>ŞAHİT</text:p>
          <text:p text:style-name="P76"><text:span text:style-name="T41">H.Murat BALCI</text:span><text:span text:style-name="T40"> <text:s/><text:tab/></text:span><text:span text:style-name="T272">B</text:span><text:span text:style-name="T273">URSA FABRİKA SATIŞ MAĞAZA</text:span><text:span text:style-name="T299">SI</text:span><text:span text:style-name="T274"><text:tab/> <text:s text:c="9"/></text:span><text:span text:style-name="T273">ADEM DUMAN</text:span></text:p>
        </text:list-header>
      </text:list>
      <text:p text:style-name="P9"><text:span text:style-name="T282">363 4660 2448</text:span><text:span text:style-name="T283"><text:tab/>341 3267 6260</text:span><text:span text:style-name="T284"><text:tab/></text:span><text:span text:style-name="T283">341 3267 6260</text:span></text:p>
      <text:p text:style-name="P46"><text:soft-page-break/><text:span text:style-name="T47">MADDE </text:span><text:span text:style-name="T52">1</text:span><text:span text:style-name="T58">7</text:span><text:span text:style-name="T54"> </text:span><text:span text:style-name="T97">Kiracının iflası </text:span><text:span text:style-name="T102">ve ölümü : </text:span>Kiracı, kiralananın tesliminden sonra iflas eder <text:span text:style-name="T229">veya</text:span> <text:s/>öl<text:span text:style-name="T229">ürse, ö</text:span>len kiracının <text:span text:style-name="T91">mirasçıları ve </text:span>ortakları veya bu ortakların aynı meslek ve sanatı yürüten mirasçıları <text:span text:style-name="T45"><text:s/>kiranın devam etmesine yönelik istekleri, bu sözleşmeye bağlı olarak geçersizdir. </text:span><text:span text:style-name="T108">Kiracının ölümü ile bu sözleşmedeki </text:span><text:span text:style-name="T105">“Kiralananın sözleşmenin bitiminden önce geri verilmesi” </text:span><text:span text:style-name="T108">maddesinde belirtilen şartlar uygulanır. </text:span><text:span text:style-name="T45">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herhangi bir girişimde bulunmaması durumunda kiracının, kiralanan üzerindeki malları bir yediemin</text:span><text:span text:style-name="T288">e</text:span><text:span text:style-name="T45"> teslim edilir. Kira sözleşmesi tek taraflı olarak fesh edilir.</text:span></text:p>
      <text:p text:style-name="P49"><text:span text:style-name="T47">MADDE </text:span><text:span text:style-name="T52">1</text:span><text:span text:style-name="T58">8</text:span><text:span text:style-name="T50"> </text:span><text:span text:style-name="T100">Kiralananın geri verilmesi</text:span><text:span text:style-name="T47"> <text:tab/>:</text:span><text:span text:style-name="T2"> “</text:span><text:span text:style-name="T110">Kiralananda yenilik ve değişiklik yapılması“ </text:span><text:span text:style-name="T111">maddesinde belirtilen hususlar saklı kalmak kaydıyla, k</text:span>iracı kiralananı ne durumda teslim almışsa, kira sözleşmesinin bitiminde o durumda geri vermekle yükümlüdür. <text:span text:style-name="T6">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96">de</text:span>, sözleşmeye aykırı kullanmadan doğacak zararları giderme<text:span text:style-name="T46">kle yükümlüdür.</text:span> </text:p>
      <text:p text:style-name="P46"><text:span text:style-name="T47">MADDE </text:span><text:span text:style-name="T52">1</text:span><text:span text:style-name="T58">9</text:span><text:span text:style-name="T54"> </text:span><text:span text:style-name="T50">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 </text:p>
      <text:p text:style-name="P45"><text:span text:style-name="T47">MADDE </text:span><text:span text:style-name="T58">20</text:span><text:span text:style-name="T50"> </text:span><text:span text:style-name="T100">Kullanma giderleri</text:span><text:span text:style-name="T47"> : </text:span>Kiracı, ısıtma, aydınlatma ve su gibi kullanma giderlerine katlan<text:span text:style-name="T240">ır ve</text:span> bu giderleri ispat edici belgelerin birer örneğini diğer tarafa vermek zorundadır. </text:p>
      <text:p text:style-name="P50"><text:span text:style-name="T47">MADDE </text:span><text:span text:style-name="T58">2</text:span><text:span text:style-name="T52">1</text:span><text:span text:style-name="T50"> </text:span><text:span text:style-name="T100">Kiracının güvence vermesi</text:span><text:span text:style-name="T47"> : </text:span><text:span text:style-name="T5">K</text:span>iracı <text:span text:style-name="T241">belirlenen </text:span>güvence <text:span text:style-name="T241">bedelini öder ve tahliyede kiracının herhangi bir borcu olmadığı durumda bu bedel aynı miktarda iade edilir. </text:span><text:span text:style-name="T286">Güvenc</text:span><text:span text:style-name="T288">e</text:span><text:span text:style-name="T286"> bedeline hiçbir </text:span><text:span text:style-name="T288">koşulda </text:span><text:span text:style-name="T286"><text:s/>faiz işletilemez.</text:span></text:p>
      <text:list xml:id="list135315341490514" text:continue-numbering="true" text:style-name="WWNum3">
        <text:list-header>
          <text:p text:style-name="P79"><text:span text:style-name="T74">MADDE 2</text:span><text:span text:style-name="T84">2</text:span><text:span text:style-name="T74"> </text:span><text:span text:style-name="T75">Tahliye : </text:span><text:span text:style-name="T22">Önceki yıl yapılan sözleşmenin devamı niteliğinde olan </text:span><text:span text:style-name="T75"><text:s/></text:span><text:span text:style-name="T76">i</text:span><text:span text:style-name="T18">şbu sözleşme ile kiracı halen tahtı icarında bulunan taşınmazı; sözleşme bitim </text:span><text:span text:style-name="T15">tarih</text:span><text:span text:style-name="T18">inde</text:span><text:span text:style-name="T15">, </text:span><text:span text:style-name="T18">işbu </text:span><text:span text:style-name="T15">sözleşme</text:span><text:span text:style-name="T16">nin</text:span><text:span text:style-name="T15"> şartlarına bağlı kalarak, </text:span><text:span text:style-name="T17"><text:s/></text:span><text:span text:style-name="T18">hiçbir kanuni merasime, ihtar ve protesto keşidesine, cevap itasına, tebliğ ve tebellüğe, </text:span><text:span text:style-name="T39">herhangi bir ihtar ve hiçbir hüküm istihsaline ve mahkemeden ilam almaya hacet kalmaksızın</text:span><text:span text:style-name="T18"> kayıtsız ve şartsız olarak boşaltmayı </text:span><text:span text:style-name="T39">kesin olarak, </text:span><text:span text:style-name="T37">hür irade</text:span><text:span text:style-name="T38">siyle</text:span><text:span text:style-name="T39"> beyan, kabul ve taahhüt e</text:span><text:span text:style-name="T38">tmiştir. </text:span><text:span text:style-name="T18">Gününde tahliye edemediği </text:span><text:span text:style-name="T12">veya </text:span><text:span text:style-name="T18">etmediği takdirde, </text:span><text:span text:style-name="T13">geçen her gün için, yıllık kira bedelinin yüzde </text:span><text:span text:style-name="T14">biri (%1)</text:span><text:span text:style-name="T13"> <text:s/>oranında, </text:span><text:span text:style-name="T15">günlük </text:span><text:span text:style-name="T13">ceza bedeli ödemeyi, </text:span><text:span text:style-name="T18">kiraya veren veya yetkili kanuni vekili tarafından aleyhi</text:span><text:span text:style-name="T19">n</text:span><text:span text:style-name="T18">e yapılacak, her türlü icra takibatı, mahkeme masrafları, avukatlık ücretleri ve benzeri tüm ücretlerinde tamamen </text:span><text:span text:style-name="T22">kiracı ve/veya</text:span><text:span text:style-name="T18"> </text:span><text:span text:style-name="T22">kiracı tüzel kişilik ise, firma imza yetkilisi şahıs </text:span><text:span text:style-name="T18">şahs</text:span><text:span text:style-name="T22">en kendisi</text:span><text:span text:style-name="T18"> tarafından karşılanacağını şimdiden <text:s/>kabul,</text:span><text:span text:style-name="T12"> beyan</text:span><text:span text:style-name="T18"> ve taahhüt e</text:span><text:span text:style-name="T19">tmiştir</text:span><text:span text:style-name="T18">. </text:span></text:p>
          <text:p text:style-name="P84"><text:span text:style-name="T68">MADDE </text:span><text:span text:style-name="T69">2</text:span><text:span text:style-name="T84">3</text:span><text:span text:style-name="T70"> </text:span><text:span text:style-name="T71">Sözleşmenin feshi : </text:span><text:span text:style-name="T8">İşbu sözleşmenin herhangi bir maddesinin ihlali ile </text:span><text:span text:style-name="T24">veya süre bitiminde</text:span><text:span text:style-name="T8">, </text:span><text:span text:style-name="T23">sözleşme</text:span><text:span text:style-name="T25"> hakları saklı kalmak şartıyla</text:span><text:span text:style-name="T8"> sözleşme fesh edilir ve kiracı mecuru hiçbir ihtara gerek kalmadan boşaltma</text:span><text:span text:style-name="T11">yı kabul ve taahhüt etmiştir.</text:span></text:p>
          <text:p text:style-name="P80"><text:span text:style-name="T70">MADDE 2</text:span><text:span text:style-name="T74">4 </text:span><text:span text:style-name="T70">Yetkili mercii ve tebligat :</text:span><text:span text:style-name="T11"> İşbu </text:span><text:span text:style-name="T157"><text:s/>sözleşmede belirtilen adresler tarafların tebligat adresleri olarak da belirlenmiş olup her türlü tebligatın bu adreslere yapılabileceği taraflarca kabul edilmişti</text:span><text:span text:style-name="T158">r.</text:span><text:span text:style-name="T157"> Taraflar, anlaşmazlık vuku</text:span><text:span text:style-name="T158">unda</text:span><text:span text:style-name="T157">, T.C. Tokat Mahkeme ve İcra Dairelerinin selahiyetini </text:span><text:span text:style-name="T156">şimdiden </text:span><text:span text:style-name="T157">kabul ve beyan etmiştir. </text:span></text:p>
          <text:list>
            <text:list-item>
              <text:list>
                <text:list-item>
                  <text:list>
                    <text:list-item>
                      <text:list>
                        <text:list-item>
                          <text:list>
                            <text:list-item>
                              <text:list>
                                <text:list-header>
                                  <text:p text:style-name="P81"/>
                                  <text:list>
                                    <text:list-header>
                                      <text:p text:style-name="P80"><text:span text:style-name="T144">İşbu akit, </text:span><text:span text:style-name="T182">3</text:span><text:span text:style-name="T159"> sayfa, </text:span><text:span text:style-name="T185">24 maddeden</text:span><text:span text:style-name="T160"> </text:span><text:span text:style-name="T159">oluşur ve </text:span><text:span text:style-name="T158">1</text:span><text:span text:style-name="T144"> nüsha halinde tanzim edilmiş olup, taraflarca </text:span><text:span text:style-name="T157">okunarak, </text:span><text:span text:style-name="T172">hür iradeleriyle </text:span><text:span text:style-name="T157"><text:s/></text:span><text:span text:style-name="T144">kabul edilmiş ve imzalanmış, </text:span><text:span text:style-name="T172">kiracıya bir nusha fotokopi verilmiş</text:span><text:span text:style-name="T144">tır.</text:span></text:p>
                                      <text:p text:style-name="P81"/>
                                    </text:list-header>
                                  </text:list>
                                </text:list-header>
                              </text:list>
                            </text:list-item>
                          </text:list>
                        </text:list-item>
                      </text:list>
                    </text:list-item>
                  </text:list>
                </text:list-item>
              </text:list>
            </text:list-item>
          </text:list>
        </text:list-header>
      </text:list>
      <text:p text:style-name="P51"><text:span text:style-name="T144">İşbu akitteki bilgilerin doğruluğunu ve sözleşmenin tüm şartlarına uyacağımı peşinen kabul ettiğimi, </text:span><text:span text:style-name="T160">akiti oku</text:span><text:span text:style-name="T185">duktan sonra</text:span><text:span text:style-name="T160"> hür irademle imzaladığımı,</text:span><text:span text:style-name="T144"> beyan, </text:span><text:span text:style-name="T170">kabul</text:span><text:span text:style-name="T144"> ve taahhüt ederim.</text:span></text:p>
      <text:p text:style-name="P57"/>
      <text:p text:style-name="P57"/>
      <text:p text:style-name="P4"/>
      <text:p text:style-name="P4"/>
      <text:list xml:id="list135314527603898" text:continue-numbering="true" text:style-name="WWNum3">
        <text:list-header>
          <text:p text:style-name="P73">KİRAYA VEREN<text:tab/>KİRACI<text:tab/>ŞAHİT</text:p>
          <text:list>
            <text:list-item>
              <text:list>
                <text:list-item>
                  <text:list>
                    <text:list-item>
                      <text:list>
                        <text:list-header>
                          <text:p text:style-name="P76"><text:span text:style-name="T41">H.Murat BALCI</text:span><text:span text:style-name="T40"> <text:s/><text:tab/></text:span><text:span text:style-name="T272">B</text:span><text:span text:style-name="T273">URSA FABRİKA SATIŞ MAĞAZA</text:span><text:span text:style-name="T299">SI</text:span><text:span text:style-name="T274"><text:tab/> <text:s text:c="9"/></text:span><text:span text:style-name="T273">ADEM DUMAN</text:span></text:p>
                        </text:list-header>
                      </text:list>
                    </text:list-item>
                  </text:list>
                </text:list-item>
              </text:list>
            </text:list-item>
          </text:list>
        </text:list-header>
      </text:list>
      <text:p text:style-name="P8"><text:span text:style-name="T281">363 4660 2448</text:span><text:span text:style-name="T279"><text:tab/>341 3267 6260</text:span><text:span text:style-name="T280"><text:tab/></text:span><text:span text:style-name="T279">341 3267 6260</text:span><text:tab/><text:tab/> <text:s/></text:p>
      <text:p text:style-name="P4"><text:soft-page-break/></text:p>
      <text:p text:style-name="P1"/>
      <text:p text:style-name="P16">TAHLİYE TAAHHÜTNAMESİ</text:p>
      <text:p text:style-name="P16"/>
      <text:p text:style-name="P21"><text:span text:style-name="T144"><text:tab/>Halen tahtı icarımda bulunan, kiraya vereni ve özellikleri aşağıda belirtilen taşınmazı; </text:span><text:span text:style-name="T151">tahliye etmeyi taahhüt ettiğim tarih</text:span><text:span text:style-name="T154">te</text:span><text:span text:style-name="T151">, </text:span><text:span text:style-name="T154">aşağıda </text:span><text:span text:style-name="T151">tarih </text:span><text:span text:style-name="T154">ve</text:span><text:span text:style-name="T151"> sayı</text:span><text:span text:style-name="T155">sı </text:span><text:span text:style-name="T154">belirtilen </text:span><text:span text:style-name="T151">kira sözleşme</text:span><text:span text:style-name="T155">sinin</text:span><text:span text:style-name="T151"> şartlarına bağlı kalarak, </text:span><text:span text:style-name="T150"><text:s/></text:span><text:span text:style-name="T144">hiçbir kanuni merasime, ihtar ve protesto keşidesine, cevap itasına, tebliğ ve tebellüğe, </text:span><text:span text:style-name="T186">herhangi bir ihtar ve hiçbir hüküm istihsaline ve mahkemeden ilam almaya hacet kalmaksızın</text:span><text:span text:style-name="T144"> kayıtsız ve şartsız olarak boşaltmayı </text:span><text:span text:style-name="T186">kesin olarak, </text:span><text:span text:style-name="T188">hür irademle</text:span><text:span text:style-name="T186"> beyan, kabul ve taahhüt ed</text:span><text:span text:style-name="T187">iyorum</text:span><text:span text:style-name="T186">.</text:span></text:p>
      <text:p text:style-name="P23"/>
      <text:p text:style-name="P22"><text:span text:style-name="T144"><text:tab/>Gününde tahliye edemediğim </text:span><text:span text:style-name="T148">veya </text:span><text:span text:style-name="T144">etmediğim takdirde, </text:span><text:span text:style-name="T149">geçen her gün için, yıllık kira bedelinin yüzde </text:span><text:span text:style-name="T152">biri</text:span><text:span text:style-name="T149"> oranında </text:span><text:span text:style-name="T152">(%1)</text:span><text:span text:style-name="T149"> </text:span><text:span text:style-name="T151">günlük </text:span><text:span text:style-name="T149">ceza bedeli ödemeyi, </text:span><text:span text:style-name="T144">kiraya veren veya yetkili kanuni vekili tarafından aleyhime yapılacak, her türlü icra takibatı, mahkeme masrafları, avukatlık ücretleri ve benzeri tüm ücretlerinde tamamen şahsım tarafından karşılanacağını şimdiden <text:s/>kabul,</text:span><text:span text:style-name="T148"> beyan</text:span><text:span text:style-name="T144"> ve taahhüt ediyorum. İşbu taahhütname</text:span><text:span text:style-name="T171">yi</text:span><text:span text:style-name="T144"> </text:span><text:span text:style-name="T155">hür</text:span><text:span text:style-name="T144"> irademle </text:span><text:span text:style-name="T155">okudum ve</text:span><text:span text:style-name="T144"> imza</text:span><text:span text:style-name="T171">lıyorum</text:span><text:span text:style-name="T144">. </text:span></text:p>
      <text:p text:style-name="P17"/>
      <text:p text:style-name="P27">TAHLİYE EDİLECEK YERİN</text:p>
      <text:p text:style-name="P24">Adresi<text:tab/>: <text:s/></text:p>
      <text:p text:style-name="P18"/>
      <text:p text:style-name="P25"><text:span text:style-name="T35">İlgili </text:span><text:span text:style-name="T32">Kira </text:span><text:span text:style-name="T33">Sözleşme</text:span><text:span text:style-name="T32">si</text:span><text:span text:style-name="T33"> Tarihi, <text:s/></text:span><text:span text:style-name="T34">No <text:s/></text:span><text:span text:style-name="T33"><text:tab/>:<text:tab/></text:span></text:p>
      <text:p text:style-name="P17"/>
      <text:p text:style-name="P26"><text:span text:style-name="T33">T</text:span><text:span text:style-name="T31">aah</text:span><text:span text:style-name="T36">h</text:span><text:span text:style-name="T31">üdün imzalandığı tarih<text:tab/>:</text:span></text:p>
      <text:p text:style-name="P19"/>
      <text:p text:style-name="P19">Mecurun tahliye <text:span text:style-name="T256">e</text:span>dileceği taahhüt edilen tarih<text:tab/>:</text:p>
      <text:p text:style-name="P15"/>
      <text:p text:style-name="P15"/>
      <text:p text:style-name="P15"/>
      <text:p text:style-name="P15"/>
      <text:p text:style-name="P15"/>
      <text:p text:style-name="P15"/>
      <text:p text:style-name="P28">Kiracı<text:tab/></text:p>
      <text:p text:style-name="P29"><text:span text:style-name="T260">Adı Soyadı</text:span><text:span text:style-name="T263"><text:tab/>: </text:span><text:span text:style-name="T265">B</text:span><text:span text:style-name="T266">URSA FABRİKA SATIŞ MAĞAZA-</text:span><text:span text:style-name="T267"> </text:span><text:span text:style-name="T266">ADEM DUMAN</text:span></text:p>
      <text:p text:style-name="P29"><text:span text:style-name="T262">TC Kimlik No</text:span><text:span text:style-name="T269">: </text:span><text:span text:style-name="T270">341 3267 6260</text:span></text:p>
      <text:p text:style-name="P30"><text:span text:style-name="T261">Tebligat </text:span><text:span text:style-name="T260">Adres</text:span><text:span text:style-name="T263">: </text:span><text:span text:style-name="T264">Bahçelievler Mah. Mehmet Akif Ersoy Cad. Nas Apt. K:3 D:6 TOKAT</text:span></text:p>
      <text:p text:style-name="P20"><text:span text:style-name="T212">Telefon No</text:span><text:tab/>: <text:span text:style-name="T258">0 </text:span><text:span text:style-name="T259">53</text:span><text:span text:style-name="T234">7 760 26 79</text:span></text:p>
      <text:p text:style-name="P13"/>
      <text:p text:style-name="P13"/>
      <text:p text:style-name="P13"/>
      <text:p text:style-name="P13"/>
      <text:p text:style-name="P13"/>
      <text:list xml:id="list135315449930014" text:continue-numbering="true" text:style-name="WWNum3">
        <text:list-header>
          <text:p text:style-name="P74"><text:tab/>KİRACI<text:tab/></text:p>
          <text:p text:style-name="P85"><text:span text:style-name="T272"><text:tab/><text:tab/><text:tab/><text:tab/><text:tab/>B</text:span><text:span text:style-name="T273">URSA FABRİKA SATIŞ MAĞAZA</text:span><text:span text:style-name="T274"><text:tab/> <text:s/><text:tab/><text:tab/> <text:s text:c="9"/></text:span><text:span text:style-name="T273">ADEM DUMAN</text:span></text:p>
        </text:list-header>
      </text:list>
      <text:p text:style-name="P14"><text:span text:style-name="T277"><text:tab/>341 3267 6260</text:span><text:span text:style-name="T278"><text:tab/></text:span><text:span text:style-name="T277">341 3267 6260</text:span><text:tab/><text:tab/> <text:s/></text:p>
      <text:p text:style-name="P13"/>
      <text:p text:style-name="P13"/>
      <text:p text:style-name="P13"/>
      <text:p text:style-name="P13"><text:soft-page-break/><text:tab/><text:tab/></text:p>
      <text:p text:style-name="P13"/>
      <text:p text:style-name="P13"/>
      <text:p text:style-name="P13"/>
      <text:p text:style-name="P13"/>
      <text:p text:style-name="P12"><text:tab/> <text:s text:c="14"/></text:p>
      <text:p text:style-name="P31">KİRA FESİH SÖZLEŞMESİ</text:p>
      <text:p text:style-name="P32"/>
      <text:p text:style-name="P36"><text:span text:style-name="T144"><text:tab/></text:span><text:span text:style-name="T161">A</text:span><text:span text:style-name="T154">şağıda </text:span><text:span text:style-name="T151">tarih </text:span><text:span text:style-name="T154">ve</text:span><text:span text:style-name="T151"> sayı</text:span><text:span text:style-name="T155">sı </text:span><text:span text:style-name="T154">belirtilen </text:span><text:span text:style-name="T151">kira sözleşme</text:span><text:span text:style-name="T155">si</text:span><text:span text:style-name="T161">ni tek taraflı olarak fesh ediyorum. Sözleşme şartları ile t</text:span><text:span text:style-name="T144">ahtı icarımda bulunan taşınmazı; </text:span><text:span text:style-name="T161">belirtilen tarihte,</text:span><text:span text:style-name="T151"> </text:span><text:span text:style-name="T154">belirtilen </text:span><text:span text:style-name="T151">kira sözleşme</text:span><text:span text:style-name="T155">sinin</text:span><text:span text:style-name="T151"> şartlarına bağlı kalarak </text:span><text:span text:style-name="T189">tahliye ettim.</text:span></text:p>
      <text:p text:style-name="P33"/>
      <text:p text:style-name="P34"><text:span text:style-name="T233">FESH</text:span><text:span text:style-name="T232"> EDİLE</text:span><text:span text:style-name="T233">N</text:span><text:span text:style-name="T232"> </text:span><text:span text:style-name="T233">SÖZLEŞMENİN</text:span></text:p>
      <text:p text:style-name="P33"/>
      <text:p text:style-name="P37"><text:span text:style-name="T190">Tarihi, <text:s/></text:span><text:span text:style-name="T191">No</text:span><text:span text:style-name="T190"><text:tab/><text:tab/><text:tab/><text:tab/>:<text:tab/></text:span></text:p>
      <text:p text:style-name="P35">Mecurun tahliye Edil<text:span text:style-name="T231">diği </text:span>tarih<text:tab/>:</text:p>
      <text:p text:style-name="P35"/>
      <text:p text:style-name="P42">Kiracı<text:tab/></text:p>
      <text:p text:style-name="P43"><text:span text:style-name="T260">Adı Soyadı</text:span><text:span text:style-name="T263"><text:tab/>: </text:span><text:span text:style-name="T265">B</text:span><text:span text:style-name="T266">URSA FABRİKA SATIŞ MAĞAZA-</text:span><text:span text:style-name="T267"> </text:span><text:span text:style-name="T266">ADEM DUMAN</text:span></text:p>
      <text:p text:style-name="P43"><text:span text:style-name="T262">TC Kimlik No</text:span><text:span text:style-name="T269"><text:tab/>: </text:span><text:span text:style-name="T270">341 3267 6260</text:span></text:p>
      <text:p text:style-name="P44"><text:span text:style-name="T261">Tebligat </text:span><text:span text:style-name="T260">Adres</text:span><text:span text:style-name="T263"><text:tab/>: </text:span><text:span text:style-name="T264">Bahçelievler Mah. Mehmet Akif Ersoy Cad. Nas Apt. K:3 D:6 TOKAT</text:span></text:p>
      <text:p text:style-name="P39"><text:span text:style-name="T212">Telefon No</text:span><text:tab/>: <text:span text:style-name="T258">0 </text:span><text:span text:style-name="T259">53</text:span><text:span text:style-name="T234">7 760 26 79</text:span></text:p>
      <text:p text:style-name="P41"><text:tab/></text:p>
      <text:p text:style-name="P40"><text:span text:style-name="T272"><text:tab/><text:tab/>B</text:span><text:span text:style-name="T273">URSA FABRİKA SATIŞ MAĞAZA</text:span><text:span text:style-name="T299">SI</text:span><text:span text:style-name="T273"><text:tab/><text:tab/><text:tab/></text:span><text:span text:style-name="T274"> </text:span><text:span text:style-name="T273">ADEM DUMAN</text:span></text:p>
      <text:p text:style-name="P38"/>
      <text:p text:style-name="P38"/>
      <text:p text:style-name="P6"/>
      <text:p text:style-name="P6"/>
      <text:p text:style-name="P7"/>
      <text:p text:style-name="P7"/>
      <text:p text:style-name="P7"><text:soft-page-break/><text:span text:style-name="T243">E</text:span>lektrik Kullanım Sözleşmesi</text:p>
      <text:p text:style-name="P5"><text:span text:style-name="T2">İşbu sözleşme taraflarca elektrik kullanım şartları üzerine, anlaşılarak imzalanmıştır. </text:span><text:span text:style-name="T7">Mecurda bulunan pano ve elektrik tesisatı, kiracı tarafından ücretsiz olarak kullanılacaktır.</text:span></text:p>
      <text:list xml:id="list2798954370" text:style-name="L1">
        <text:list-item>
          <text:p text:style-name="P86"><text:span text:style-name="T244">Kiracı, kiraya verene ait abone </text:span><text:span text:style-name="T245">ve pano</text:span><text:span text:style-name="T244"> üzerinden elektrik kullanımı sağlayacaktır.</text:span></text:p>
        </text:list-item>
        <text:list-item>
          <text:p text:style-name="P89"><text:span text:style-name="T244">Kiracının kullanacağı </text:span><text:span text:style-name="T247">kompresör, matkap, </text:span><text:span text:style-name="T244">elektrik motorları, aydınlatma aksesuarları vb. gibi elektrik tüketen gereçler </text:span><text:span text:style-name="T246">her </text:span><text:span text:style-name="T244">kira başlangıcında belirlenec</text:span><text:span text:style-name="T246">e</text:span><text:span text:style-name="T244">ktir. </text:span></text:p>
          <text:p text:style-name="P90">Elektrik Kullanım Bedeli</text:p>
        </text:list-item>
        <text:list-item>
          <text:p text:style-name="P91">Elektrik kullanım bedeli, aşağıdaki şartlar dahilinde, kiraya veren tarafından ödenecektir.</text:p>
          <text:list>
            <text:list-item>
              <text:p text:style-name="P87"><text:span text:style-name="T244">Mecurda, kiracının işiyle alakalı elektrik motorları, aydınlatma vb. mecburi <text:s/>tüketimler</text:span><text:span text:style-name="T245">in bedeli</text:span><text:span text:style-name="T244"> kira bedeline dahildir, </text:span><text:span text:style-name="T249">kiracı </text:span><text:span text:style-name="T245">ayrıyeten elektrik bedeli ödemeyecektir.</text:span></text:p>
            </text:list-item>
            <text:list-item>
              <text:p text:style-name="P86"><text:span text:style-name="T244">Kiracı, elektrikli soba, su ısıtıcısı gibi </text:span><text:span text:style-name="T245">ticari işiyle ilgili olmayan, aşırı tüketim </text:span><text:span text:style-name="T244">aletleri</text:span><text:span text:style-name="T245">ni mecurda</text:span><text:span text:style-name="T244"> kullanamaz. </text:span><text:span text:style-name="T245">Bu gibi aletlerin kullanılması kira sözleşmesinin feshini gerektirir.</text:span></text:p>
            </text:list-item>
            <text:list-item>
              <text:p text:style-name="P92">Kiracı işyerine koyacağı, elektrik tüketimi olan aletleri kiraya verene, her sözleşme döneminde bildirmekle yükümlüdür.</text:p>
            </text:list-item>
            <text:list-item>
              <text:p text:style-name="P88"><text:span text:style-name="T247">Oluşabilecek arızaların başlangıç sınırının </text:span><text:span text:style-name="T244">belirlenmesi </text:span><text:span text:style-name="T247">ve </text:span><text:span text:style-name="T250">k</text:span><text:span text:style-name="T247">iracının </text:span><text:span text:style-name="T244">aylık elektrik tüketiminin </text:span><text:span text:style-name="T247">belirlen</text:span><text:span text:style-name="T250">ebil</text:span><text:span text:style-name="T247">mesi</text:span><text:span text:style-name="T244"> için, bilgi amaçlı bir süzme sayaç takılacak ve kullanım miktarları kayıt altına alınacaktır.</text:span></text:p>
            </text:list-item>
            <text:list-item>
              <text:p text:style-name="P92">Kullanım miktarlarının aylık yaklaşık miktarlarda olması takip edilecektir. Aylara göre oluşabilecek sapmalardaki tüketim bedel farklarını kiraya veren ayrıyeten talep edemez.</text:p>
            </text:list-item>
          </text:list>
          <text:p text:style-name="P95"><text:span text:style-name="T252">Pano, Tesisat, </text:span><text:span text:style-name="T253">Arıza, Ortak Giderler </text:span><text:span text:style-name="T254">ve Sorumluluk</text:span></text:p>
        </text:list-item>
        <text:list-item>
          <text:p text:style-name="P96"><text:span text:style-name="T244">Mecurda bulunan </text:span><text:span text:style-name="T251">ana </text:span><text:span text:style-name="T244">pano, </text:span><text:span text:style-name="T250">kiracının</text:span><text:span text:style-name="T244"> enerji ihtiyacını karşılayacak şekilde tesis edilmiştir </text:span><text:span text:style-name="T248">ve </text:span><text:span text:style-name="T250">kiracıya</text:span><text:span text:style-name="T248"> 100 amperlik sigorta ile panodan enerji verilmektedir.</text:span></text:p>
        </text:list-item>
        <text:list-item>
          <text:p text:style-name="P93"><text:span text:style-name="T271">Ana p</text:span>anoda oluşabilecek arızalardan, <text:span text:style-name="T271">ana </text:span>pano üzerinden enerji sağlayan k<text:span text:style-name="T257">iracı</text:span> müştereken sorumludur. </text:p>
        </text:list-item>
        <text:list-item>
          <text:p text:style-name="P94">Kira başlangıcında, kiracı kendine ait elektrik sayacından sonra, kullanacağı elektrikli aletlerin korunması amaçlı, sigorta, termik, kontaktör, röle vb. gibi <text:s/>gerekli olan tesisat malzemelerini <text:s/>tesisatına eklemekle yükümlüdür. </text:p>
        </text:list-item>
        <text:list-item>
          <text:p text:style-name="P94">Kiracının ekipmanlarında oluşabilecek elektrik tesisatı kaynaklı arızaların sorumluluğu tamamen kiracıya aittir. Kiracı kendi tedbirlerini almakla yükümlüdür.</text:p>
        </text:list-item>
        <text:list-item>
          <text:p text:style-name="P93"><text:span text:style-name="T257">Kiracı</text:span> kendisine ait sayaçtan sonraki tesisat ve ekipmanlarda oluşabilecek arızalardan münferiden sorumludur.</text:p>
          <text:p text:style-name="P96"><text:span text:style-name="T255">Teminat</text:span><text:span text:style-name="T244"> </text:span></text:p>
        </text:list-item>
        <text:list-item>
          <text:p text:style-name="P93">Teminat bedeli, her kira döneminde <text:span text:style-name="T276">elektrik dairesi</text:span> tarafından belirlenir ve kiracı oluşan farkı ödemekle yükümlüdür.</text:p>
        </text:list-item>
        <text:list-item>
          <text:p text:style-name="P93">Teminat bedeli, kira bitiminde borcu olmaması durumunda kiracıya, ödediği miktar kadar iade edilecektir. <text:span text:style-name="T276">Bu bedele herhangi bir faiz işletilemez.</text:span></text:p>
        </text:list-item>
      </text:list>
      <text:p text:style-name="P2"/>
      <text:p text:style-name="P2"/>
      <text:p text:style-name="P10">Kiracı<text:tab/></text:p>
      <text:p text:style-name="P11"><text:span text:style-name="T260">Adı Soyadı</text:span><text:span text:style-name="T263"><text:tab/>: </text:span><text:span text:style-name="T265">B</text:span><text:span text:style-name="T266">URSA FABRİKA SATIŞ MAĞAZA</text:span><text:span text:style-name="T268">SI </text:span><text:span text:style-name="T266">-</text:span><text:span text:style-name="T267"> </text:span><text:span text:style-name="T266">ADEM DUMAN</text:span></text:p>
      <text:p text:style-name="P11"><text:span text:style-name="T262">TC Kimlik No</text:span><text:span text:style-name="T269"><text:tab/>: </text:span><text:span text:style-name="T275">341 3267 6260</text:span></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KIJ Diwani" svg:font-family="'UKIJ Diwani'" style:font-pitch="variable"/>
    <style:font-face style:name="Ubuntu Condensed" svg:font-family="'Ubuntu Condense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officeooo:rsid="0045a579" officeooo:paragraph-rsid="00eaa344"/>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list xml:id="list2956688654" text:style-name="WWNum3">
          <text:list-header>
            <text:p text:style-name="MP1"/>
          </text:list-header>
        </text:list>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3-04-29T13:53:13.271700220</dc:date>
    <meta:editing-duration>P2DT8M36S</meta:editing-duration>
    <meta:editing-cycles>103</meta:editing-cycles>
    <meta:generator>LibreOffice/7.3.7.2$Linux_X86_64 LibreOffice_project/30$Build-2</meta:generator>
    <meta:print-date>2021-11-08T14:55:29.321969344</meta:print-date>
    <meta:document-statistic meta:table-count="0" meta:image-count="0" meta:object-count="0" meta:page-count="6" meta:paragraph-count="115" meta:word-count="2305" meta:character-count="17250" meta:non-whitespace-character-count="14786"/>
  </office:meta>
</office:document-meta>
</file>